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5.8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RTNA</text:p>
          </table:table-cell>
          <table:table-cell table:formula="of:=CONCATENATE(&quot;S &quot;;[.A1];&quot; M USD XUSA XCBO&quot;)" office:value-type="string" office:string-value="S ARTNA M USD XUSA XCBO">
            <text:p>S ARTNA M USD XUSA XCBO</text:p>
          </table:table-cell>
        </table:table-row>
        <table:table-row table:style-name="ro1">
          <table:table-cell office:value-type="string">
            <text:p>STAY</text:p>
          </table:table-cell>
          <table:table-cell table:formula="of:=CONCATENATE(&quot;S &quot;;[.A2];&quot; M USD XUSA XCBO&quot;)" office:value-type="string" office:string-value="S STAY M USD XUSA XCBO">
            <text:p>S STAY M USD XUSA XCBO</text:p>
          </table:table-cell>
        </table:table-row>
        <table:table-row table:style-name="ro1">
          <table:table-cell office:value-type="string">
            <text:p>EQY</text:p>
          </table:table-cell>
          <table:table-cell table:formula="of:=CONCATENATE(&quot;S &quot;;[.A3];&quot; M USD XUSA XCBO&quot;)" office:value-type="string" office:string-value="S EQY M USD XUSA XCBO">
            <text:p>S EQY M USD XUSA XCBO</text:p>
          </table:table-cell>
        </table:table-row>
        <table:table-row table:style-name="ro1">
          <table:table-cell office:value-type="string">
            <text:p>CPN</text:p>
          </table:table-cell>
          <table:table-cell table:formula="of:=CONCATENATE(&quot;S &quot;;[.A4];&quot; M USD XUSA XCBO&quot;)" office:value-type="string" office:string-value="S CPN M USD XUSA XCBO">
            <text:p>S CPN M USD XUSA XCBO</text:p>
          </table:table-cell>
        </table:table-row>
        <table:table-row table:style-name="ro1">
          <table:table-cell office:value-type="string">
            <text:p>FN</text:p>
          </table:table-cell>
          <table:table-cell table:formula="of:=CONCATENATE(&quot;S &quot;;[.A5];&quot; M USD XUSA XCBO&quot;)" office:value-type="string" office:string-value="S FN M USD XUSA XCBO">
            <text:p>S FN M USD XUSA XCBO</text:p>
          </table:table-cell>
        </table:table-row>
        <table:table-row table:style-name="ro1">
          <table:table-cell office:value-type="string">
            <text:p>IFN</text:p>
          </table:table-cell>
          <table:table-cell table:formula="of:=CONCATENATE(&quot;S &quot;;[.A6];&quot; M USD XUSA XCBO&quot;)" office:value-type="string" office:string-value="S IFN M USD XUSA XCBO">
            <text:p>S IFN M USD XUSA XCBO</text:p>
          </table:table-cell>
        </table:table-row>
        <table:table-row table:style-name="ro1">
          <table:table-cell office:value-type="string">
            <text:p>BAH</text:p>
          </table:table-cell>
          <table:table-cell table:formula="of:=CONCATENATE(&quot;S &quot;;[.A7];&quot; M USD XUSA XCBO&quot;)" office:value-type="string" office:string-value="S BAH M USD XUSA XCBO">
            <text:p>S BAH M USD XUSA XCBO</text:p>
          </table:table-cell>
        </table:table-row>
        <table:table-row table:style-name="ro1">
          <table:table-cell office:value-type="string">
            <text:p>AGNC</text:p>
          </table:table-cell>
          <table:table-cell table:formula="of:=CONCATENATE(&quot;S &quot;;[.A8];&quot; M USD XUSA XCBO&quot;)" office:value-type="string" office:string-value="S AGNC M USD XUSA XCBO">
            <text:p>S AGNC M USD XUSA XCBO</text:p>
          </table:table-cell>
        </table:table-row>
        <table:table-row table:style-name="ro1">
          <table:table-cell office:value-type="string">
            <text:p>FXU</text:p>
          </table:table-cell>
          <table:table-cell table:formula="of:=CONCATENATE(&quot;S &quot;;[.A9];&quot; M USD XUSA XCBO&quot;)" office:value-type="string" office:string-value="S FXU M USD XUSA XCBO">
            <text:p>S FXU M USD XUSA XCBO</text:p>
          </table:table-cell>
        </table:table-row>
        <table:table-row table:style-name="ro1">
          <table:table-cell office:value-type="string">
            <text:p>FCG</text:p>
          </table:table-cell>
          <table:table-cell table:formula="of:=CONCATENATE(&quot;S &quot;;[.A10];&quot; M USD XUSA XCBO&quot;)" office:value-type="string" office:string-value="S FCG M USD XUSA XCBO">
            <text:p>S FCG M USD XUSA XCBO</text:p>
          </table:table-cell>
        </table:table-row>
        <table:table-row table:style-name="ro1">
          <table:table-cell office:value-type="string">
            <text:p>ETFC</text:p>
          </table:table-cell>
          <table:table-cell table:formula="of:=CONCATENATE(&quot;S &quot;;[.A11];&quot; M USD XUSA XCBO&quot;)" office:value-type="string" office:string-value="S ETFC M USD XUSA XCBO">
            <text:p>S ETFC M USD XUSA XCBO</text:p>
          </table:table-cell>
        </table:table-row>
        <table:table-row table:style-name="ro1">
          <table:table-cell office:value-type="string">
            <text:p>ENOC</text:p>
          </table:table-cell>
          <table:table-cell table:formula="of:=CONCATENATE(&quot;S &quot;;[.A12];&quot; M USD XUSA XCBO&quot;)" office:value-type="string" office:string-value="S ENOC M USD XUSA XCBO">
            <text:p>S ENOC M USD XUSA XCBO</text:p>
          </table:table-cell>
        </table:table-row>
        <table:table-row table:style-name="ro1">
          <table:table-cell office:value-type="string">
            <text:p>BERY</text:p>
          </table:table-cell>
          <table:table-cell table:formula="of:=CONCATENATE(&quot;S &quot;;[.A13];&quot; M USD XUSA XCBO&quot;)" office:value-type="string" office:string-value="S BERY M USD XUSA XCBO">
            <text:p>S BERY M USD XUSA XCBO</text:p>
          </table:table-cell>
        </table:table-row>
        <table:table-row table:style-name="ro1">
          <table:table-cell office:value-type="string">
            <text:p>CMLP</text:p>
          </table:table-cell>
          <table:table-cell table:formula="of:=CONCATENATE(&quot;S &quot;;[.A14];&quot; M USD XUSA XCBO&quot;)" office:value-type="string" office:string-value="S CMLP M USD XUSA XCBO">
            <text:p>S CMLP M USD XUSA XCBO</text:p>
          </table:table-cell>
        </table:table-row>
        <table:table-row table:style-name="ro1">
          <table:table-cell office:value-type="string">
            <text:p>GGP</text:p>
          </table:table-cell>
          <table:table-cell table:formula="of:=CONCATENATE(&quot;S &quot;;[.A15];&quot; M USD XUSA XCBO&quot;)" office:value-type="string" office:string-value="S GGP M USD XUSA XCBO">
            <text:p>S GGP M USD XUSA XCBO</text:p>
          </table:table-cell>
        </table:table-row>
        <table:table-row table:style-name="ro1">
          <table:table-cell office:value-type="string">
            <text:p>CHMT</text:p>
          </table:table-cell>
          <table:table-cell table:formula="of:=CONCATENATE(&quot;S &quot;;[.A16];&quot; M USD XUSA XCBO&quot;)" office:value-type="string" office:string-value="S CHMT M USD XUSA XCBO">
            <text:p>S CHMT M USD XUSA XCBO</text:p>
          </table:table-cell>
        </table:table-row>
        <table:table-row table:style-name="ro1">
          <table:table-cell office:value-type="string">
            <text:p>CCJ</text:p>
          </table:table-cell>
          <table:table-cell table:formula="of:=CONCATENATE(&quot;S &quot;;[.A17];&quot; M USD XUSA XCBO&quot;)" office:value-type="string" office:string-value="S CCJ M USD XUSA XCBO">
            <text:p>S CCJ M USD XUSA XCBO</text:p>
          </table:table-cell>
        </table:table-row>
        <table:table-row table:style-name="ro1">
          <table:table-cell office:value-type="string">
            <text:p>FTNT</text:p>
          </table:table-cell>
          <table:table-cell table:formula="of:=CONCATENATE(&quot;S &quot;;[.A18];&quot; M USD XUSA XCBO&quot;)" office:value-type="string" office:string-value="S FTNT M USD XUSA XCBO">
            <text:p>S FTNT M USD XUSA XCBO</text:p>
          </table:table-cell>
        </table:table-row>
        <table:table-row table:style-name="ro1">
          <table:table-cell office:value-type="string">
            <text:p>ADES</text:p>
          </table:table-cell>
          <table:table-cell table:formula="of:=CONCATENATE(&quot;S &quot;;[.A19];&quot; M USD XUSA XCBO&quot;)" office:value-type="string" office:string-value="S ADES M USD XUSA XCBO">
            <text:p>S ADES M USD XUSA XCBO</text:p>
          </table:table-cell>
        </table:table-row>
        <table:table-row table:style-name="ro1">
          <table:table-cell office:value-type="string">
            <text:p>ECA</text:p>
          </table:table-cell>
          <table:table-cell table:formula="of:=CONCATENATE(&quot;S &quot;;[.A20];&quot; M USD XUSA XCBO&quot;)" office:value-type="string" office:string-value="S ECA M USD XUSA XCBO">
            <text:p>S ECA M USD XUSA XCBO</text:p>
          </table:table-cell>
        </table:table-row>
        <table:table-row table:style-name="ro1">
          <table:table-cell office:value-type="string">
            <text:p>CQH</text:p>
          </table:table-cell>
          <table:table-cell table:formula="of:=CONCATENATE(&quot;S &quot;;[.A21];&quot; M USD XUSA XCBO&quot;)" office:value-type="string" office:string-value="S CQH M USD XUSA XCBO">
            <text:p>S CQH M USD XUSA XCBO</text:p>
          </table:table-cell>
        </table:table-row>
        <table:table-row table:style-name="ro1">
          <table:table-cell office:value-type="string">
            <text:p>HOLI</text:p>
          </table:table-cell>
          <table:table-cell table:formula="of:=CONCATENATE(&quot;S &quot;;[.A22];&quot; M USD XUSA XCBO&quot;)" office:value-type="string" office:string-value="S HOLI M USD XUSA XCBO">
            <text:p>S HOLI M USD XUSA XCBO</text:p>
          </table:table-cell>
        </table:table-row>
        <table:table-row table:style-name="ro1">
          <table:table-cell office:value-type="string">
            <text:p>TYO</text:p>
          </table:table-cell>
          <table:table-cell table:formula="of:=CONCATENATE(&quot;S &quot;;[.A23];&quot; M USD XUSA XCBO&quot;)" office:value-type="string" office:string-value="S TYO M USD XUSA XCBO">
            <text:p>S TYO M USD XUSA XCBO</text:p>
          </table:table-cell>
        </table:table-row>
        <table:table-row table:style-name="ro1">
          <table:table-cell office:value-type="string">
            <text:p>HTHT</text:p>
          </table:table-cell>
          <table:table-cell table:formula="of:=CONCATENATE(&quot;S &quot;;[.A24];&quot; M USD XUSA XCBO&quot;)" office:value-type="string" office:string-value="S HTHT M USD XUSA XCBO">
            <text:p>S HTHT M USD XUSA XCBO</text:p>
          </table:table-cell>
        </table:table-row>
        <table:table-row table:style-name="ro1">
          <table:table-cell office:value-type="string">
            <text:p>BSAC</text:p>
          </table:table-cell>
          <table:table-cell table:formula="of:=CONCATENATE(&quot;S &quot;;[.A25];&quot; M USD XUSA XCBO&quot;)" office:value-type="string" office:string-value="S BSAC M USD XUSA XCBO">
            <text:p>S BSAC M USD XUSA XCBO</text:p>
          </table:table-cell>
        </table:table-row>
        <table:table-row table:style-name="ro1">
          <table:table-cell office:value-type="string">
            <text:p>CWT</text:p>
          </table:table-cell>
          <table:table-cell table:formula="of:=CONCATENATE(&quot;S &quot;;[.A26];&quot; M USD XUSA XCBO&quot;)" office:value-type="string" office:string-value="S CWT M USD XUSA XCBO">
            <text:p>S CWT M USD XUSA XCBO</text:p>
          </table:table-cell>
        </table:table-row>
        <table:table-row table:style-name="ro1">
          <table:table-cell office:value-type="string">
            <text:p>DHI</text:p>
          </table:table-cell>
          <table:table-cell table:formula="of:=CONCATENATE(&quot;S &quot;;[.A27];&quot; M USD XUSA XCBO&quot;)" office:value-type="string" office:string-value="S DHI M USD XUSA XCBO">
            <text:p>S DHI M USD XUSA XCBO</text:p>
          </table:table-cell>
        </table:table-row>
        <table:table-row table:style-name="ro1">
          <table:table-cell office:value-type="string">
            <text:p>GREK</text:p>
          </table:table-cell>
          <table:table-cell table:formula="of:=CONCATENATE(&quot;S &quot;;[.A28];&quot; M USD XUSA XCBO&quot;)" office:value-type="string" office:string-value="S GREK M USD XUSA XCBO">
            <text:p>S GREK M USD XUSA XCBO</text:p>
          </table:table-cell>
        </table:table-row>
        <table:table-row table:style-name="ro1">
          <table:table-cell office:value-type="string">
            <text:p>IMKTA</text:p>
          </table:table-cell>
          <table:table-cell table:formula="of:=CONCATENATE(&quot;S &quot;;[.A29];&quot; M USD XUSA XCBO&quot;)" office:value-type="string" office:string-value="S IMKTA M USD XUSA XCBO">
            <text:p>S IMKTA M USD XUSA XCBO</text:p>
          </table:table-cell>
        </table:table-row>
        <table:table-row table:style-name="ro1">
          <table:table-cell office:value-type="string">
            <text:p>CSCO</text:p>
          </table:table-cell>
          <table:table-cell table:formula="of:=CONCATENATE(&quot;S &quot;;[.A30];&quot; M USD XUSA XCBO&quot;)" office:value-type="string" office:string-value="S CSCO M USD XUSA XCBO">
            <text:p>S CSCO M USD XUSA XCBO</text:p>
          </table:table-cell>
        </table:table-row>
        <table:table-row table:style-name="ro1">
          <table:table-cell office:value-type="string">
            <text:p>DAN</text:p>
          </table:table-cell>
          <table:table-cell table:formula="of:=CONCATENATE(&quot;S &quot;;[.A31];&quot; M USD XUSA XCBO&quot;)" office:value-type="string" office:string-value="S DAN M USD XUSA XCBO">
            <text:p>S DAN M USD XUSA XCBO</text:p>
          </table:table-cell>
        </table:table-row>
        <table:table-row table:style-name="ro1">
          <table:table-cell office:value-type="string">
            <text:p>AMC</text:p>
          </table:table-cell>
          <table:table-cell table:formula="of:=CONCATENATE(&quot;S &quot;;[.A32];&quot; M USD XUSA XCBO&quot;)" office:value-type="string" office:string-value="S AMC M USD XUSA XCBO">
            <text:p>S AMC M USD XUSA XCBO</text:p>
          </table:table-cell>
        </table:table-row>
        <table:table-row table:style-name="ro1">
          <table:table-cell office:value-type="string">
            <text:p>EFC</text:p>
          </table:table-cell>
          <table:table-cell table:formula="of:=CONCATENATE(&quot;S &quot;;[.A33];&quot; M USD XUSA XCBO&quot;)" office:value-type="string" office:string-value="S EFC M USD XUSA XCBO">
            <text:p>S EFC M USD XUSA XCBO</text:p>
          </table:table-cell>
        </table:table-row>
        <table:table-row table:style-name="ro1">
          <table:table-cell office:value-type="string">
            <text:p>ADTN</text:p>
          </table:table-cell>
          <table:table-cell table:formula="of:=CONCATENATE(&quot;S &quot;;[.A34];&quot; M USD XUSA XCBO&quot;)" office:value-type="string" office:string-value="S ADTN M USD XUSA XCBO">
            <text:p>S ADTN M USD XUSA XCBO</text:p>
          </table:table-cell>
        </table:table-row>
        <table:table-row table:style-name="ro1">
          <table:table-cell office:value-type="string">
            <text:p>GMED</text:p>
          </table:table-cell>
          <table:table-cell table:formula="of:=CONCATENATE(&quot;S &quot;;[.A35];&quot; M USD XUSA XCBO&quot;)" office:value-type="string" office:string-value="S GMED M USD XUSA XCBO">
            <text:p>S GMED M USD XUSA XCBO</text:p>
          </table:table-cell>
        </table:table-row>
        <table:table-row table:style-name="ro1">
          <table:table-cell office:value-type="string">
            <text:p>CBF</text:p>
          </table:table-cell>
          <table:table-cell table:formula="of:=CONCATENATE(&quot;S &quot;;[.A36];&quot; M USD XUSA XCBO&quot;)" office:value-type="string" office:string-value="S CBF M USD XUSA XCBO">
            <text:p>S CBF M USD XUSA XCBO</text:p>
          </table:table-cell>
        </table:table-row>
        <table:table-row table:style-name="ro1">
          <table:table-cell office:value-type="string">
            <text:p>BXS</text:p>
          </table:table-cell>
          <table:table-cell table:formula="of:=CONCATENATE(&quot;S &quot;;[.A37];&quot; M USD XUSA XCBO&quot;)" office:value-type="string" office:string-value="S BXS M USD XUSA XCBO">
            <text:p>S BXS M USD XUSA XCBO</text:p>
          </table:table-cell>
        </table:table-row>
        <table:table-row table:style-name="ro1">
          <table:table-cell office:value-type="string">
            <text:p>CHDX</text:p>
          </table:table-cell>
          <table:table-cell table:formula="of:=CONCATENATE(&quot;S &quot;;[.A38];&quot; M USD XUSA XCBO&quot;)" office:value-type="string" office:string-value="S CHDX M USD XUSA XCBO">
            <text:p>S CHDX M USD XUSA XCBO</text:p>
          </table:table-cell>
        </table:table-row>
        <table:table-row table:style-name="ro1">
          <table:table-cell office:value-type="string">
            <text:p>DFT</text:p>
          </table:table-cell>
          <table:table-cell table:formula="of:=CONCATENATE(&quot;S &quot;;[.A39];&quot; M USD XUSA XCBO&quot;)" office:value-type="string" office:string-value="S DFT M USD XUSA XCBO">
            <text:p>S DFT M USD XUSA XCBO</text:p>
          </table:table-cell>
        </table:table-row>
        <table:table-row table:style-name="ro1">
          <table:table-cell office:value-type="string">
            <text:p>EVTC</text:p>
          </table:table-cell>
          <table:table-cell table:formula="of:=CONCATENATE(&quot;S &quot;;[.A40];&quot; M USD XUSA XCBO&quot;)" office:value-type="string" office:string-value="S EVTC M USD XUSA XCBO">
            <text:p>S EVTC M USD XUSA XCBO</text:p>
          </table:table-cell>
        </table:table-row>
        <table:table-row table:style-name="ro1">
          <table:table-cell office:value-type="string">
            <text:p>EXXI</text:p>
          </table:table-cell>
          <table:table-cell table:formula="of:=CONCATENATE(&quot;S &quot;;[.A41];&quot; M USD XUSA XCBO&quot;)" office:value-type="string" office:string-value="S EXXI M USD XUSA XCBO">
            <text:p>S EXXI M USD XUSA XCBO</text:p>
          </table:table-cell>
        </table:table-row>
        <table:table-row table:style-name="ro1">
          <table:table-cell office:value-type="string">
            <text:p>AEGN</text:p>
          </table:table-cell>
          <table:table-cell table:formula="of:=CONCATENATE(&quot;S &quot;;[.A42];&quot; M USD XUSA XCBO&quot;)" office:value-type="string" office:string-value="S AEGN M USD XUSA XCBO">
            <text:p>S AEGN M USD XUSA XCBO</text:p>
          </table:table-cell>
        </table:table-row>
        <table:table-row table:style-name="ro1">
          <table:table-cell office:value-type="string">
            <text:p>IBKR</text:p>
          </table:table-cell>
          <table:table-cell table:formula="of:=CONCATENATE(&quot;S &quot;;[.A43];&quot; M USD XUSA XCBO&quot;)" office:value-type="string" office:string-value="S IBKR M USD XUSA XCBO">
            <text:p>S IBKR M USD XUSA XCBO</text:p>
          </table:table-cell>
        </table:table-row>
        <table:table-row table:style-name="ro1">
          <table:table-cell office:value-type="string">
            <text:p>IMS</text:p>
          </table:table-cell>
          <table:table-cell table:formula="of:=CONCATENATE(&quot;S &quot;;[.A44];&quot; M USD XUSA XCBO&quot;)" office:value-type="string" office:string-value="S IMS M USD XUSA XCBO">
            <text:p>S IMS M USD XUSA XCBO</text:p>
          </table:table-cell>
        </table:table-row>
        <table:table-row table:style-name="ro1">
          <table:table-cell office:value-type="string">
            <text:p>BHE</text:p>
          </table:table-cell>
          <table:table-cell table:formula="of:=CONCATENATE(&quot;S &quot;;[.A45];&quot; M USD XUSA XCBO&quot;)" office:value-type="string" office:string-value="S BHE M USD XUSA XCBO">
            <text:p>S BHE M USD XUSA XCBO</text:p>
          </table:table-cell>
        </table:table-row>
        <table:table-row table:style-name="ro1">
          <table:table-cell office:value-type="string">
            <text:p>FEM</text:p>
          </table:table-cell>
          <table:table-cell table:formula="of:=CONCATENATE(&quot;S &quot;;[.A46];&quot; M USD XUSA XCBO&quot;)" office:value-type="string" office:string-value="S FEM M USD XUSA XCBO">
            <text:p>S FEM M USD XUSA XCBO</text:p>
          </table:table-cell>
        </table:table-row>
        <table:table-row table:style-name="ro1">
          <table:table-cell office:value-type="string">
            <text:p>DCO</text:p>
          </table:table-cell>
          <table:table-cell table:formula="of:=CONCATENATE(&quot;S &quot;;[.A47];&quot; M USD XUSA XCBO&quot;)" office:value-type="string" office:string-value="S DCO M USD XUSA XCBO">
            <text:p>S DCO M USD XUSA XCBO</text:p>
          </table:table-cell>
        </table:table-row>
        <table:table-row table:style-name="ro1">
          <table:table-cell office:value-type="string">
            <text:p>EZCH</text:p>
          </table:table-cell>
          <table:table-cell table:formula="of:=CONCATENATE(&quot;S &quot;;[.A48];&quot; M USD XUSA XCBO&quot;)" office:value-type="string" office:string-value="S EZCH M USD XUSA XCBO">
            <text:p>S EZCH M USD XUSA XCBO</text:p>
          </table:table-cell>
        </table:table-row>
        <table:table-row table:style-name="ro1">
          <table:table-cell office:value-type="string">
            <text:p>HAWK</text:p>
          </table:table-cell>
          <table:table-cell table:formula="of:=CONCATENATE(&quot;S &quot;;[.A49];&quot; M USD XUSA XCBO&quot;)" office:value-type="string" office:string-value="S HAWK M USD XUSA XCBO">
            <text:p>S HAWK M USD XUSA XCBO</text:p>
          </table:table-cell>
        </table:table-row>
        <table:table-row table:style-name="ro1">
          <table:table-cell office:value-type="string">
            <text:p>AGO</text:p>
          </table:table-cell>
          <table:table-cell table:formula="of:=CONCATENATE(&quot;S &quot;;[.A50];&quot; M USD XUSA XCBO&quot;)" office:value-type="string" office:string-value="S AGO M USD XUSA XCBO">
            <text:p>S AGO M USD XUSA XCBO</text:p>
          </table:table-cell>
        </table:table-row>
        <table:table-row table:style-name="ro1">
          <table:table-cell office:value-type="string">
            <text:p>CVRR</text:p>
          </table:table-cell>
          <table:table-cell table:formula="of:=CONCATENATE(&quot;S &quot;;[.A51];&quot; M USD XUSA XCBO&quot;)" office:value-type="string" office:string-value="S CVRR M USD XUSA XCBO">
            <text:p>S CVRR M USD XUSA XCBO</text:p>
          </table:table-cell>
        </table:table-row>
        <table:table-row table:style-name="ro1">
          <table:table-cell office:value-type="string">
            <text:p>BBY</text:p>
          </table:table-cell>
          <table:table-cell table:formula="of:=CONCATENATE(&quot;S &quot;;[.A52];&quot; M USD XUSA XCBO&quot;)" office:value-type="string" office:string-value="S BBY M USD XUSA XCBO">
            <text:p>S BBY M USD XUSA XCBO</text:p>
          </table:table-cell>
        </table:table-row>
        <table:table-row table:style-name="ro1">
          <table:table-cell office:value-type="string">
            <text:p>DUST</text:p>
          </table:table-cell>
          <table:table-cell table:formula="of:=CONCATENATE(&quot;S &quot;;[.A53];&quot; M USD XUSA XCBO&quot;)" office:value-type="string" office:string-value="S DUST M USD XUSA XCBO">
            <text:p>S DUST M USD XUSA XCBO</text:p>
          </table:table-cell>
        </table:table-row>
        <table:table-row table:style-name="ro1">
          <table:table-cell office:value-type="string">
            <text:p>HLX</text:p>
          </table:table-cell>
          <table:table-cell table:formula="of:=CONCATENATE(&quot;S &quot;;[.A54];&quot; M USD XUSA XCBO&quot;)" office:value-type="string" office:string-value="S HLX M USD XUSA XCBO">
            <text:p>S HLX M USD XUSA XCBO</text:p>
          </table:table-cell>
        </table:table-row>
        <table:table-row table:style-name="ro1">
          <table:table-cell office:value-type="string">
            <text:p>AKRX</text:p>
          </table:table-cell>
          <table:table-cell table:formula="of:=CONCATENATE(&quot;S &quot;;[.A55];&quot; M USD XUSA XCBO&quot;)" office:value-type="string" office:string-value="S AKRX M USD XUSA XCBO">
            <text:p>S AKRX M USD XUSA XCBO</text:p>
          </table:table-cell>
        </table:table-row>
        <table:table-row table:style-name="ro1">
          <table:table-cell office:value-type="string">
            <text:p>AEIS</text:p>
          </table:table-cell>
          <table:table-cell table:formula="of:=CONCATENATE(&quot;S &quot;;[.A56];&quot; M USD XUSA XCBO&quot;)" office:value-type="string" office:string-value="S AEIS M USD XUSA XCBO">
            <text:p>S AEIS M USD XUSA XCBO</text:p>
          </table:table-cell>
        </table:table-row>
        <table:table-row table:style-name="ro1">
          <table:table-cell office:value-type="string">
            <text:p>OIL</text:p>
          </table:table-cell>
          <table:table-cell table:formula="of:=CONCATENATE(&quot;S &quot;;[.A57];&quot; M USD XUSA XCBO&quot;)" office:value-type="string" office:string-value="S OIL M USD XUSA XCBO">
            <text:p>S OIL M USD XUSA XCBO</text:p>
          </table:table-cell>
        </table:table-row>
        <table:table-row table:style-name="ro1">
          <table:table-cell office:value-type="string">
            <text:p>ALLY</text:p>
          </table:table-cell>
          <table:table-cell table:formula="of:=CONCATENATE(&quot;S &quot;;[.A58];&quot; M USD XUSA XCBO&quot;)" office:value-type="string" office:string-value="S ALLY M USD XUSA XCBO">
            <text:p>S ALLY M USD XUSA XCBO</text:p>
          </table:table-cell>
        </table:table-row>
        <table:table-row table:style-name="ro1">
          <table:table-cell office:value-type="string">
            <text:p>FGP</text:p>
          </table:table-cell>
          <table:table-cell table:formula="of:=CONCATENATE(&quot;S &quot;;[.A59];&quot; M USD XUSA XCBO&quot;)" office:value-type="string" office:string-value="S FGP M USD XUSA XCBO">
            <text:p>S FGP M USD XUSA XCBO</text:p>
          </table:table-cell>
        </table:table-row>
        <table:table-row table:style-name="ro1">
          <table:table-cell office:value-type="string">
            <text:p>BWS</text:p>
          </table:table-cell>
          <table:table-cell table:formula="of:=CONCATENATE(&quot;S &quot;;[.A60];&quot; M USD XUSA XCBO&quot;)" office:value-type="string" office:string-value="S BWS M USD XUSA XCBO">
            <text:p>S BWS M USD XUSA XCBO</text:p>
          </table:table-cell>
        </table:table-row>
        <table:table-row table:style-name="ro1">
          <table:table-cell office:value-type="string">
            <text:p>HTH</text:p>
          </table:table-cell>
          <table:table-cell table:formula="of:=CONCATENATE(&quot;S &quot;;[.A61];&quot; M USD XUSA XCBO&quot;)" office:value-type="string" office:string-value="S HTH M USD XUSA XCBO">
            <text:p>S HTH M USD XUSA XCBO</text:p>
          </table:table-cell>
        </table:table-row>
        <table:table-row table:style-name="ro1">
          <table:table-cell office:value-type="string">
            <text:p>EDE</text:p>
          </table:table-cell>
          <table:table-cell table:formula="of:=CONCATENATE(&quot;S &quot;;[.A62];&quot; M USD XUSA XCBO&quot;)" office:value-type="string" office:string-value="S EDE M USD XUSA XCBO">
            <text:p>S EDE M USD XUSA XCBO</text:p>
          </table:table-cell>
        </table:table-row>
        <table:table-row table:style-name="ro1">
          <table:table-cell office:value-type="string">
            <text:p>ENBL</text:p>
          </table:table-cell>
          <table:table-cell table:formula="of:=CONCATENATE(&quot;S &quot;;[.A63];&quot; M USD XUSA XCBO&quot;)" office:value-type="string" office:string-value="S ENBL M USD XUSA XCBO">
            <text:p>S ENBL M USD XUSA XCBO</text:p>
          </table:table-cell>
        </table:table-row>
        <table:table-row table:style-name="ro1">
          <table:table-cell office:value-type="string">
            <text:p>JDST</text:p>
          </table:table-cell>
          <table:table-cell table:formula="of:=CONCATENATE(&quot;S &quot;;[.A64];&quot; M USD XUSA XCBO&quot;)" office:value-type="string" office:string-value="S JDST M USD XUSA XCBO">
            <text:p>S JDST M USD XUSA XCBO</text:p>
          </table:table-cell>
        </table:table-row>
        <table:table-row table:style-name="ro1">
          <table:table-cell office:value-type="string">
            <text:p>GG</text:p>
          </table:table-cell>
          <table:table-cell table:formula="of:=CONCATENATE(&quot;S &quot;;[.A65];&quot; M USD XUSA XCBO&quot;)" office:value-type="string" office:string-value="S GG M USD XUSA XCBO">
            <text:p>S GG M USD XUSA XCBO</text:p>
          </table:table-cell>
        </table:table-row>
        <table:table-row table:style-name="ro1">
          <table:table-cell office:value-type="string">
            <text:p>CNP</text:p>
          </table:table-cell>
          <table:table-cell table:formula="of:=CONCATENATE(&quot;S &quot;;[.A66];&quot; M USD XUSA XCBO&quot;)" office:value-type="string" office:string-value="S CNP M USD XUSA XCBO">
            <text:p>S CNP M USD XUSA XCBO</text:p>
          </table:table-cell>
        </table:table-row>
        <table:table-row table:style-name="ro1">
          <table:table-cell office:value-type="string">
            <text:p>GURU</text:p>
          </table:table-cell>
          <table:table-cell table:formula="of:=CONCATENATE(&quot;S &quot;;[.A67];&quot; M USD XUSA XCBO&quot;)" office:value-type="string" office:string-value="S GURU M USD XUSA XCBO">
            <text:p>S GURU M USD XUSA XCBO</text:p>
          </table:table-cell>
        </table:table-row>
        <table:table-row table:style-name="ro1">
          <table:table-cell office:value-type="string">
            <text:p>CAMP</text:p>
          </table:table-cell>
          <table:table-cell table:formula="of:=CONCATENATE(&quot;S &quot;;[.A68];&quot; M USD XUSA XCBO&quot;)" office:value-type="string" office:string-value="S CAMP M USD XUSA XCBO">
            <text:p>S CAMP M USD XUSA XCBO</text:p>
          </table:table-cell>
        </table:table-row>
        <table:table-row table:style-name="ro1">
          <table:table-cell office:value-type="string">
            <text:p>HUN</text:p>
          </table:table-cell>
          <table:table-cell table:formula="of:=CONCATENATE(&quot;S &quot;;[.A69];&quot; M USD XUSA XCBO&quot;)" office:value-type="string" office:string-value="S HUN M USD XUSA XCBO">
            <text:p>S HUN M USD XUSA XCBO</text:p>
          </table:table-cell>
        </table:table-row>
        <table:table-row table:style-name="ro1">
          <table:table-cell office:value-type="string">
            <text:p>BBG</text:p>
          </table:table-cell>
          <table:table-cell table:formula="of:=CONCATENATE(&quot;S &quot;;[.A70];&quot; M USD XUSA XCBO&quot;)" office:value-type="string" office:string-value="S BBG M USD XUSA XCBO">
            <text:p>S BBG M USD XUSA XCBO</text:p>
          </table:table-cell>
        </table:table-row>
        <table:table-row table:style-name="ro1">
          <table:table-cell office:value-type="string">
            <text:p>YANG</text:p>
          </table:table-cell>
          <table:table-cell table:formula="of:=CONCATENATE(&quot;S &quot;;[.A71];&quot; M USD XUSA XCBO&quot;)" office:value-type="string" office:string-value="S YANG M USD XUSA XCBO">
            <text:p>S YANG M USD XUSA XCBO</text:p>
          </table:table-cell>
        </table:table-row>
        <table:table-row table:style-name="ro1">
          <table:table-cell office:value-type="string">
            <text:p>YAO</text:p>
          </table:table-cell>
          <table:table-cell table:formula="of:=CONCATENATE(&quot;S &quot;;[.A72];&quot; M USD XUSA XCBO&quot;)" office:value-type="string" office:string-value="S YAO M USD XUSA XCBO">
            <text:p>S YAO M USD XUSA XCBO</text:p>
          </table:table-cell>
        </table:table-row>
        <table:table-row table:style-name="ro1">
          <table:table-cell office:value-type="string">
            <text:p>SDIV</text:p>
          </table:table-cell>
          <table:table-cell table:formula="of:=CONCATENATE(&quot;S &quot;;[.A73];&quot; M USD XUSA XCBO&quot;)" office:value-type="string" office:string-value="S SDIV M USD XUSA XCBO">
            <text:p>S SDIV M USD XUSA XCBO</text:p>
          </table:table-cell>
        </table:table-row>
        <table:table-row table:style-name="ro1">
          <table:table-cell office:value-type="string">
            <text:p>HR</text:p>
          </table:table-cell>
          <table:table-cell table:formula="of:=CONCATENATE(&quot;S &quot;;[.A74];&quot; M USD XUSA XCBO&quot;)" office:value-type="string" office:string-value="S HR M USD XUSA XCBO">
            <text:p>S HR M USD XUSA XCBO</text:p>
          </table:table-cell>
        </table:table-row>
        <table:table-row table:style-name="ro1">
          <table:table-cell office:value-type="string">
            <text:p>DFRG</text:p>
          </table:table-cell>
          <table:table-cell table:formula="of:=CONCATENATE(&quot;S &quot;;[.A75];&quot; M USD XUSA XCBO&quot;)" office:value-type="string" office:string-value="S DFRG M USD XUSA XCBO">
            <text:p>S DFRG M USD XUSA XCBO</text:p>
          </table:table-cell>
        </table:table-row>
        <table:table-row table:style-name="ro1">
          <table:table-cell office:value-type="string">
            <text:p>CSU</text:p>
          </table:table-cell>
          <table:table-cell table:formula="of:=CONCATENATE(&quot;S &quot;;[.A76];&quot; M USD XUSA XCBO&quot;)" office:value-type="string" office:string-value="S CSU M USD XUSA XCBO">
            <text:p>S CSU M USD XUSA XCBO</text:p>
          </table:table-cell>
        </table:table-row>
        <table:table-row table:style-name="ro1">
          <table:table-cell office:value-type="string">
            <text:p>ABMD</text:p>
          </table:table-cell>
          <table:table-cell table:formula="of:=CONCATENATE(&quot;S &quot;;[.A77];&quot; M USD XUSA XCBO&quot;)" office:value-type="string" office:string-value="S ABMD M USD XUSA XCBO">
            <text:p>S ABMD M USD XUSA XCBO</text:p>
          </table:table-cell>
        </table:table-row>
        <table:table-row table:style-name="ro1">
          <table:table-cell office:value-type="string">
            <text:p>CNVR</text:p>
          </table:table-cell>
          <table:table-cell table:formula="of:=CONCATENATE(&quot;S &quot;;[.A78];&quot; M USD XUSA XCBO&quot;)" office:value-type="string" office:string-value="S CNVR M USD XUSA XCBO">
            <text:p>S CNVR M USD XUSA XCBO</text:p>
          </table:table-cell>
        </table:table-row>
        <table:table-row table:style-name="ro1">
          <table:table-cell office:value-type="string">
            <text:p>DEST</text:p>
          </table:table-cell>
          <table:table-cell table:formula="of:=CONCATENATE(&quot;S &quot;;[.A79];&quot; M USD XUSA XCBO&quot;)" office:value-type="string" office:string-value="S DEST M USD XUSA XCBO">
            <text:p>S DEST M USD XUSA XCBO</text:p>
          </table:table-cell>
        </table:table-row>
        <table:table-row table:style-name="ro1">
          <table:table-cell office:value-type="string">
            <text:p>COMM</text:p>
          </table:table-cell>
          <table:table-cell table:formula="of:=CONCATENATE(&quot;S &quot;;[.A80];&quot; M USD XUSA XCBO&quot;)" office:value-type="string" office:string-value="S COMM M USD XUSA XCBO">
            <text:p>S COMM M USD XUSA XCBO</text:p>
          </table:table-cell>
        </table:table-row>
        <table:table-row table:style-name="ro1">
          <table:table-cell office:value-type="string">
            <text:p>ELLI</text:p>
          </table:table-cell>
          <table:table-cell table:formula="of:=CONCATENATE(&quot;S &quot;;[.A81];&quot; M USD XUSA XCBO&quot;)" office:value-type="string" office:string-value="S ELLI M USD XUSA XCBO">
            <text:p>S ELLI M USD XUSA XCBO</text:p>
          </table:table-cell>
        </table:table-row>
        <table:table-row table:style-name="ro1">
          <table:table-cell office:value-type="string">
            <text:p>BGC</text:p>
          </table:table-cell>
          <table:table-cell table:formula="of:=CONCATENATE(&quot;S &quot;;[.A82];&quot; M USD XUSA XCBO&quot;)" office:value-type="string" office:string-value="S BGC M USD XUSA XCBO">
            <text:p>S BGC M USD XUSA XCBO</text:p>
          </table:table-cell>
        </table:table-row>
        <table:table-row table:style-name="ro1">
          <table:table-cell office:value-type="string">
            <text:p>BCO</text:p>
          </table:table-cell>
          <table:table-cell table:formula="of:=CONCATENATE(&quot;S &quot;;[.A83];&quot; M USD XUSA XCBO&quot;)" office:value-type="string" office:string-value="S BCO M USD XUSA XCBO">
            <text:p>S BCO M USD XUSA XCBO</text:p>
          </table:table-cell>
        </table:table-row>
        <table:table-row table:style-name="ro1">
          <table:table-cell office:value-type="string">
            <text:p>CNSI</text:p>
          </table:table-cell>
          <table:table-cell table:formula="of:=CONCATENATE(&quot;S &quot;;[.A84];&quot; M USD XUSA XCBO&quot;)" office:value-type="string" office:string-value="S CNSI M USD XUSA XCBO">
            <text:p>S CNSI M USD XUSA XCBO</text:p>
          </table:table-cell>
        </table:table-row>
        <table:table-row table:style-name="ro1">
          <table:table-cell office:value-type="string">
            <text:p>HAO</text:p>
          </table:table-cell>
          <table:table-cell table:formula="of:=CONCATENATE(&quot;S &quot;;[.A85];&quot; M USD XUSA XCBO&quot;)" office:value-type="string" office:string-value="S HAO M USD XUSA XCBO">
            <text:p>S HAO M USD XUSA XCBO</text:p>
          </table:table-cell>
        </table:table-row>
        <table:table-row table:style-name="ro1">
          <table:table-cell office:value-type="string">
            <text:p>CVY</text:p>
          </table:table-cell>
          <table:table-cell table:formula="of:=CONCATENATE(&quot;S &quot;;[.A86];&quot; M USD XUSA XCBO&quot;)" office:value-type="string" office:string-value="S CVY M USD XUSA XCBO">
            <text:p>S CVY M USD XUSA XCBO</text:p>
          </table:table-cell>
        </table:table-row>
        <table:table-row table:style-name="ro1">
          <table:table-cell office:value-type="string">
            <text:p>GOV</text:p>
          </table:table-cell>
          <table:table-cell table:formula="of:=CONCATENATE(&quot;S &quot;;[.A87];&quot; M USD XUSA XCBO&quot;)" office:value-type="string" office:string-value="S GOV M USD XUSA XCBO">
            <text:p>S GOV M USD XUSA XCBO</text:p>
          </table:table-cell>
        </table:table-row>
        <table:table-row table:style-name="ro1">
          <table:table-cell office:value-type="string">
            <text:p>WTR</text:p>
          </table:table-cell>
          <table:table-cell table:formula="of:=CONCATENATE(&quot;S &quot;;[.A88];&quot; M USD XUSA XCBO&quot;)" office:value-type="string" office:string-value="S WTR M USD XUSA XCBO">
            <text:p>S WTR M USD XUSA XCBO</text:p>
          </table:table-cell>
        </table:table-row>
        <table:table-row table:style-name="ro1">
          <table:table-cell office:value-type="string">
            <text:p>FBRC</text:p>
          </table:table-cell>
          <table:table-cell table:formula="of:=CONCATENATE(&quot;S &quot;;[.A89];&quot; M USD XUSA XCBO&quot;)" office:value-type="string" office:string-value="S FBRC M USD XUSA XCBO">
            <text:p>S FBRC M USD XUSA XCBO</text:p>
          </table:table-cell>
        </table:table-row>
        <table:table-row table:style-name="ro1">
          <table:table-cell office:value-type="string">
            <text:p>VNET</text:p>
          </table:table-cell>
          <table:table-cell table:formula="of:=CONCATENATE(&quot;S &quot;;[.A90];&quot; M USD XUSA XCBO&quot;)" office:value-type="string" office:string-value="S VNET M USD XUSA XCBO">
            <text:p>S VNET M USD XUSA XCBO</text:p>
          </table:table-cell>
        </table:table-row>
        <table:table-row table:style-name="ro1">
          <table:table-cell office:value-type="string">
            <text:p>CWH</text:p>
          </table:table-cell>
          <table:table-cell table:formula="of:=CONCATENATE(&quot;S &quot;;[.A91];&quot; M USD XUSA XCBO&quot;)" office:value-type="string" office:string-value="S CWH M USD XUSA XCBO">
            <text:p>S CWH M USD XUSA XCBO</text:p>
          </table:table-cell>
        </table:table-row>
        <table:table-row table:style-name="ro1">
          <table:table-cell office:value-type="string">
            <text:p>EMC</text:p>
          </table:table-cell>
          <table:table-cell table:formula="of:=CONCATENATE(&quot;S &quot;;[.A92];&quot; M USD XUSA XCBO&quot;)" office:value-type="string" office:string-value="S EMC M USD XUSA XCBO">
            <text:p>S EMC M USD XUSA XCBO</text:p>
          </table:table-cell>
        </table:table-row>
        <table:table-row table:style-name="ro1">
          <table:table-cell office:value-type="string">
            <text:p>IMPV</text:p>
          </table:table-cell>
          <table:table-cell table:formula="of:=CONCATENATE(&quot;S &quot;;[.A93];&quot; M USD XUSA XCBO&quot;)" office:value-type="string" office:string-value="S IMPV M USD XUSA XCBO">
            <text:p>S IMPV M USD XUSA XCBO</text:p>
          </table:table-cell>
        </table:table-row>
        <table:table-row table:style-name="ro1">
          <table:table-cell office:value-type="string">
            <text:p>CYNO</text:p>
          </table:table-cell>
          <table:table-cell table:formula="of:=CONCATENATE(&quot;S &quot;;[.A94];&quot; M USD XUSA XCBO&quot;)" office:value-type="string" office:string-value="S CYNO M USD XUSA XCBO">
            <text:p>S CYNO M USD XUSA XCBO</text:p>
          </table:table-cell>
        </table:table-row>
        <table:table-row table:style-name="ro1">
          <table:table-cell office:value-type="string">
            <text:p>BSFT</text:p>
          </table:table-cell>
          <table:table-cell table:formula="of:=CONCATENATE(&quot;S &quot;;[.A95];&quot; M USD XUSA XCBO&quot;)" office:value-type="string" office:string-value="S BSFT M USD XUSA XCBO">
            <text:p>S BSFT M USD XUSA XCBO</text:p>
          </table:table-cell>
        </table:table-row>
        <table:table-row table:style-name="ro1">
          <table:table-cell office:value-type="string">
            <text:p>BKW</text:p>
          </table:table-cell>
          <table:table-cell table:formula="of:=CONCATENATE(&quot;S &quot;;[.A96];&quot; M USD XUSA XCBO&quot;)" office:value-type="string" office:string-value="S BKW M USD XUSA XCBO">
            <text:p>S BKW M USD XUSA XCBO</text:p>
          </table:table-cell>
        </table:table-row>
        <table:table-row table:style-name="ro1">
          <table:table-cell office:value-type="string">
            <text:p>BLX</text:p>
          </table:table-cell>
          <table:table-cell table:formula="of:=CONCATENATE(&quot;S &quot;;[.A97];&quot; M USD XUSA XCBO&quot;)" office:value-type="string" office:string-value="S BLX M USD XUSA XCBO">
            <text:p>S BLX M USD XUSA XCBO</text:p>
          </table:table-cell>
        </table:table-row>
        <table:table-row table:style-name="ro1">
          <table:table-cell office:value-type="string">
            <text:p>FSL</text:p>
          </table:table-cell>
          <table:table-cell table:formula="of:=CONCATENATE(&quot;S &quot;;[.A98];&quot; M USD XUSA XCBO&quot;)" office:value-type="string" office:string-value="S FSL M USD XUSA XCBO">
            <text:p>S FSL M USD XUSA XCBO</text:p>
          </table:table-cell>
        </table:table-row>
        <table:table-row table:style-name="ro1">
          <table:table-cell office:value-type="string">
            <text:p>AI</text:p>
          </table:table-cell>
          <table:table-cell table:formula="of:=CONCATENATE(&quot;S &quot;;[.A99];&quot; M USD XUSA XCBO&quot;)" office:value-type="string" office:string-value="S AI M USD XUSA XCBO">
            <text:p>S AI M USD XUSA XCBO</text:p>
          </table:table-cell>
        </table:table-row>
        <table:table-row table:style-name="ro1">
          <table:table-cell office:value-type="string">
            <text:p>CTCT</text:p>
          </table:table-cell>
          <table:table-cell table:formula="of:=CONCATENATE(&quot;S &quot;;[.A100];&quot; M USD XUSA XCBO&quot;)" office:value-type="string" office:string-value="S CTCT M USD XUSA XCBO">
            <text:p>S CTCT M USD XUSA XCBO</text:p>
          </table:table-cell>
        </table:table-row>
        <table:table-row table:style-name="ro1">
          <table:table-cell office:value-type="string">
            <text:p>ABB</text:p>
          </table:table-cell>
          <table:table-cell table:formula="of:=CONCATENATE(&quot;S &quot;;[.A101];&quot; M USD XUSA XCBO&quot;)" office:value-type="string" office:string-value="S ABB M USD XUSA XCBO">
            <text:p>S ABB M USD XUSA XCBO</text:p>
          </table:table-cell>
        </table:table-row>
        <table:table-row table:style-name="ro1">
          <table:table-cell office:value-type="string">
            <text:p>GDP</text:p>
          </table:table-cell>
          <table:table-cell table:formula="of:=CONCATENATE(&quot;S &quot;;[.A102];&quot; M USD XUSA XCBO&quot;)" office:value-type="string" office:string-value="S GDP M USD XUSA XCBO">
            <text:p>S GDP M USD XUSA XCBO</text:p>
          </table:table-cell>
        </table:table-row>
        <table:table-row table:style-name="ro1">
          <table:table-cell office:value-type="string">
            <text:p>IILG</text:p>
          </table:table-cell>
          <table:table-cell table:formula="of:=CONCATENATE(&quot;S &quot;;[.A103];&quot; M USD XUSA XCBO&quot;)" office:value-type="string" office:string-value="S IILG M USD XUSA XCBO">
            <text:p>S IILG M USD XUSA XCBO</text:p>
          </table:table-cell>
        </table:table-row>
        <table:table-row table:style-name="ro1">
          <table:table-cell office:value-type="string">
            <text:p>SKYY</text:p>
          </table:table-cell>
          <table:table-cell table:formula="of:=CONCATENATE(&quot;S &quot;;[.A104];&quot; M USD XUSA XCBO&quot;)" office:value-type="string" office:string-value="S SKYY M USD XUSA XCBO">
            <text:p>S SKYY M USD XUSA XCBO</text:p>
          </table:table-cell>
        </table:table-row>
        <table:table-row table:style-name="ro1">
          <table:table-cell office:value-type="string">
            <text:p>INXN</text:p>
          </table:table-cell>
          <table:table-cell table:formula="of:=CONCATENATE(&quot;S &quot;;[.A105];&quot; M USD XUSA XCBO&quot;)" office:value-type="string" office:string-value="S INXN M USD XUSA XCBO">
            <text:p>S INXN M USD XUSA XCBO</text:p>
          </table:table-cell>
        </table:table-row>
        <table:table-row table:style-name="ro1">
          <table:table-cell office:value-type="string">
            <text:p>ETH</text:p>
          </table:table-cell>
          <table:table-cell table:formula="of:=CONCATENATE(&quot;S &quot;;[.A106];&quot; M USD XUSA XCBO&quot;)" office:value-type="string" office:string-value="S ETH M USD XUSA XCBO">
            <text:p>S ETH M USD XUSA XCBO</text:p>
          </table:table-cell>
        </table:table-row>
        <table:table-row table:style-name="ro1">
          <table:table-cell office:value-type="string">
            <text:p>BRC</text:p>
          </table:table-cell>
          <table:table-cell table:formula="of:=CONCATENATE(&quot;S &quot;;[.A107];&quot; M USD XUSA XCBO&quot;)" office:value-type="string" office:string-value="S BRC M USD XUSA XCBO">
            <text:p>S BRC M USD XUSA XCBO</text:p>
          </table:table-cell>
        </table:table-row>
        <table:table-row table:style-name="ro1">
          <table:table-cell office:value-type="string">
            <text:p>EBS</text:p>
          </table:table-cell>
          <table:table-cell table:formula="of:=CONCATENATE(&quot;S &quot;;[.A108];&quot; M USD XUSA XCBO&quot;)" office:value-type="string" office:string-value="S EBS M USD XUSA XCBO">
            <text:p>S EBS M USD XUSA XCBO</text:p>
          </table:table-cell>
        </table:table-row>
        <table:table-row table:style-name="ro1">
          <table:table-cell office:value-type="string">
            <text:p>AVIV</text:p>
          </table:table-cell>
          <table:table-cell table:formula="of:=CONCATENATE(&quot;S &quot;;[.A109];&quot; M USD XUSA XCBO&quot;)" office:value-type="string" office:string-value="S AVIV M USD XUSA XCBO">
            <text:p>S AVIV M USD XUSA XCBO</text:p>
          </table:table-cell>
        </table:table-row>
        <table:table-row table:style-name="ro1">
          <table:table-cell office:value-type="string">
            <text:p>ARRS</text:p>
          </table:table-cell>
          <table:table-cell table:formula="of:=CONCATENATE(&quot;S &quot;;[.A110];&quot; M USD XUSA XCBO&quot;)" office:value-type="string" office:string-value="S ARRS M USD XUSA XCBO">
            <text:p>S ARRS M USD XUSA XCBO</text:p>
          </table:table-cell>
        </table:table-row>
        <table:table-row table:style-name="ro1">
          <table:table-cell office:value-type="string">
            <text:p>AB</text:p>
          </table:table-cell>
          <table:table-cell table:formula="of:=CONCATENATE(&quot;S &quot;;[.A111];&quot; M USD XUSA XCBO&quot;)" office:value-type="string" office:string-value="S AB M USD XUSA XCBO">
            <text:p>S AB M USD XUSA XCBO</text:p>
          </table:table-cell>
        </table:table-row>
        <table:table-row table:style-name="ro1">
          <table:table-cell office:value-type="string">
            <text:p>AIR</text:p>
          </table:table-cell>
          <table:table-cell table:formula="of:=CONCATENATE(&quot;S &quot;;[.A112];&quot; M USD XUSA XCBO&quot;)" office:value-type="string" office:string-value="S AIR M USD XUSA XCBO">
            <text:p>S AIR M USD XUSA XCBO</text:p>
          </table:table-cell>
        </table:table-row>
        <table:table-row table:style-name="ro1">
          <table:table-cell office:value-type="string">
            <text:p>GE</text:p>
          </table:table-cell>
          <table:table-cell table:formula="of:=CONCATENATE(&quot;S &quot;;[.A113];&quot; M USD XUSA XCBO&quot;)" office:value-type="string" office:string-value="S GE M USD XUSA XCBO">
            <text:p>S GE M USD XUSA XCBO</text:p>
          </table:table-cell>
        </table:table-row>
        <table:table-row table:style-name="ro1">
          <table:table-cell office:value-type="string">
            <text:p>GHDX</text:p>
          </table:table-cell>
          <table:table-cell table:formula="of:=CONCATENATE(&quot;S &quot;;[.A114];&quot; M USD XUSA XCBO&quot;)" office:value-type="string" office:string-value="S GHDX M USD XUSA XCBO">
            <text:p>S GHDX M USD XUSA XCBO</text:p>
          </table:table-cell>
        </table:table-row>
        <table:table-row table:style-name="ro1">
          <table:table-cell office:value-type="string">
            <text:p>HDS</text:p>
          </table:table-cell>
          <table:table-cell table:formula="of:=CONCATENATE(&quot;S &quot;;[.A115];&quot; M USD XUSA XCBO&quot;)" office:value-type="string" office:string-value="S HDS M USD XUSA XCBO">
            <text:p>S HDS M USD XUSA XCBO</text:p>
          </table:table-cell>
        </table:table-row>
        <table:table-row table:style-name="ro1">
          <table:table-cell office:value-type="string">
            <text:p>CTB</text:p>
          </table:table-cell>
          <table:table-cell table:formula="of:=CONCATENATE(&quot;S &quot;;[.A116];&quot; M USD XUSA XCBO&quot;)" office:value-type="string" office:string-value="S CTB M USD XUSA XCBO">
            <text:p>S CTB M USD XUSA XCBO</text:p>
          </table:table-cell>
        </table:table-row>
        <table:table-row table:style-name="ro1">
          <table:table-cell office:value-type="string">
            <text:p>CSGS</text:p>
          </table:table-cell>
          <table:table-cell table:formula="of:=CONCATENATE(&quot;S &quot;;[.A117];&quot; M USD XUSA XCBO&quot;)" office:value-type="string" office:string-value="S CSGS M USD XUSA XCBO">
            <text:p>S CSGS M USD XUSA XCBO</text:p>
          </table:table-cell>
        </table:table-row>
        <table:table-row table:style-name="ro1">
          <table:table-cell office:value-type="string">
            <text:p>CMCO</text:p>
          </table:table-cell>
          <table:table-cell table:formula="of:=CONCATENATE(&quot;S &quot;;[.A118];&quot; M USD XUSA XCBO&quot;)" office:value-type="string" office:string-value="S CMCO M USD XUSA XCBO">
            <text:p>S CMCO M USD XUSA XCBO</text:p>
          </table:table-cell>
        </table:table-row>
        <table:table-row table:style-name="ro1">
          <table:table-cell office:value-type="string">
            <text:p>FDP</text:p>
          </table:table-cell>
          <table:table-cell table:formula="of:=CONCATENATE(&quot;S &quot;;[.A119];&quot; M USD XUSA XCBO&quot;)" office:value-type="string" office:string-value="S FDP M USD XUSA XCBO">
            <text:p>S FDP M USD XUSA XCBO</text:p>
          </table:table-cell>
        </table:table-row>
        <table:table-row table:style-name="ro1">
          <table:table-cell office:value-type="string">
            <text:p>CBG</text:p>
          </table:table-cell>
          <table:table-cell table:formula="of:=CONCATENATE(&quot;S &quot;;[.A120];&quot; M USD XUSA XCBO&quot;)" office:value-type="string" office:string-value="S CBG M USD XUSA XCBO">
            <text:p>S CBG M USD XUSA XCBO</text:p>
          </table:table-cell>
        </table:table-row>
        <table:table-row table:style-name="ro1">
          <table:table-cell office:value-type="string">
            <text:p>OFC</text:p>
          </table:table-cell>
          <table:table-cell table:formula="of:=CONCATENATE(&quot;S &quot;;[.A121];&quot; M USD XUSA XCBO&quot;)" office:value-type="string" office:string-value="S OFC M USD XUSA XCBO">
            <text:p>S OFC M USD XUSA XCBO</text:p>
          </table:table-cell>
        </table:table-row>
        <table:table-row table:style-name="ro1">
          <table:table-cell office:value-type="string">
            <text:p>FI</text:p>
          </table:table-cell>
          <table:table-cell table:formula="of:=CONCATENATE(&quot;S &quot;;[.A122];&quot; M USD XUSA XCBO&quot;)" office:value-type="string" office:string-value="S FI M USD XUSA XCBO">
            <text:p>S FI M USD XUSA XCBO</text:p>
          </table:table-cell>
        </table:table-row>
        <table:table-row table:style-name="ro1">
          <table:table-cell office:value-type="string">
            <text:p>BCC</text:p>
          </table:table-cell>
          <table:table-cell table:formula="of:=CONCATENATE(&quot;S &quot;;[.A123];&quot; M USD XUSA XCBO&quot;)" office:value-type="string" office:string-value="S BCC M USD XUSA XCBO">
            <text:p>S BCC M USD XUSA XCBO</text:p>
          </table:table-cell>
        </table:table-row>
        <table:table-row table:style-name="ro1">
          <table:table-cell office:value-type="string">
            <text:p>BRLI</text:p>
          </table:table-cell>
          <table:table-cell table:formula="of:=CONCATENATE(&quot;S &quot;;[.A124];&quot; M USD XUSA XCBO&quot;)" office:value-type="string" office:string-value="S BRLI M USD XUSA XCBO">
            <text:p>S BRLI M USD XUSA XCBO</text:p>
          </table:table-cell>
        </table:table-row>
        <table:table-row table:style-name="ro1">
          <table:table-cell office:value-type="string">
            <text:p>GBCI</text:p>
          </table:table-cell>
          <table:table-cell table:formula="of:=CONCATENATE(&quot;S &quot;;[.A125];&quot; M USD XUSA XCBO&quot;)" office:value-type="string" office:string-value="S GBCI M USD XUSA XCBO">
            <text:p>S GBCI M USD XUSA XCBO</text:p>
          </table:table-cell>
        </table:table-row>
        <table:table-row table:style-name="ro1">
          <table:table-cell office:value-type="string">
            <text:p>IPXL</text:p>
          </table:table-cell>
          <table:table-cell table:formula="of:=CONCATENATE(&quot;S &quot;;[.A126];&quot; M USD XUSA XCBO&quot;)" office:value-type="string" office:string-value="S IPXL M USD XUSA XCBO">
            <text:p>S IPXL M USD XUSA XCBO</text:p>
          </table:table-cell>
        </table:table-row>
        <table:table-row table:style-name="ro1">
          <table:table-cell office:value-type="string">
            <text:p>EDC</text:p>
          </table:table-cell>
          <table:table-cell table:formula="of:=CONCATENATE(&quot;S &quot;;[.A127];&quot; M USD XUSA XCBO&quot;)" office:value-type="string" office:string-value="S EDC M USD XUSA XCBO">
            <text:p>S EDC M USD XUSA XCBO</text:p>
          </table:table-cell>
        </table:table-row>
        <table:table-row table:style-name="ro1">
          <table:table-cell office:value-type="string">
            <text:p>CYOU</text:p>
          </table:table-cell>
          <table:table-cell table:formula="of:=CONCATENATE(&quot;S &quot;;[.A128];&quot; M USD XUSA XCBO&quot;)" office:value-type="string" office:string-value="S CYOU M USD XUSA XCBO">
            <text:p>S CYOU M USD XUSA XCBO</text:p>
          </table:table-cell>
        </table:table-row>
        <table:table-row table:style-name="ro1">
          <table:table-cell office:value-type="string">
            <text:p>INTC</text:p>
          </table:table-cell>
          <table:table-cell table:formula="of:=CONCATENATE(&quot;S &quot;;[.A129];&quot; M USD XUSA XCBO&quot;)" office:value-type="string" office:string-value="S INTC M USD XUSA XCBO">
            <text:p>S INTC M USD XUSA XCBO</text:p>
          </table:table-cell>
        </table:table-row>
        <table:table-row table:style-name="ro1">
          <table:table-cell office:value-type="string">
            <text:p>NSIT</text:p>
          </table:table-cell>
          <table:table-cell table:formula="of:=CONCATENATE(&quot;S &quot;;[.A130];&quot; M USD XUSA XCBO&quot;)" office:value-type="string" office:string-value="S NSIT M USD XUSA XCBO">
            <text:p>S NSIT M USD XUSA XCBO</text:p>
          </table:table-cell>
        </table:table-row>
        <table:table-row table:style-name="ro1">
          <table:table-cell office:value-type="string">
            <text:p>RAIL</text:p>
          </table:table-cell>
          <table:table-cell table:formula="of:=CONCATENATE(&quot;S &quot;;[.A131];&quot; M USD XUSA XCBO&quot;)" office:value-type="string" office:string-value="S RAIL M USD XUSA XCBO">
            <text:p>S RAIL M USD XUSA XCBO</text:p>
          </table:table-cell>
        </table:table-row>
        <table:table-row table:style-name="ro1">
          <table:table-cell office:value-type="string">
            <text:p>ECON</text:p>
          </table:table-cell>
          <table:table-cell table:formula="of:=CONCATENATE(&quot;S &quot;;[.A132];&quot; M USD XUSA XCBO&quot;)" office:value-type="string" office:string-value="S ECON M USD XUSA XCBO">
            <text:p>S ECON M USD XUSA XCBO</text:p>
          </table:table-cell>
        </table:table-row>
        <table:table-row table:style-name="ro1">
          <table:table-cell office:value-type="string">
            <text:p>GXP</text:p>
          </table:table-cell>
          <table:table-cell table:formula="of:=CONCATENATE(&quot;S &quot;;[.A133];&quot; M USD XUSA XCBO&quot;)" office:value-type="string" office:string-value="S GXP M USD XUSA XCBO">
            <text:p>S GXP M USD XUSA XCBO</text:p>
          </table:table-cell>
        </table:table-row>
        <table:table-row table:style-name="ro1">
          <table:table-cell office:value-type="string">
            <text:p>FINL</text:p>
          </table:table-cell>
          <table:table-cell table:formula="of:=CONCATENATE(&quot;S &quot;;[.A134];&quot; M USD XUSA XCBO&quot;)" office:value-type="string" office:string-value="S FINL M USD XUSA XCBO">
            <text:p>S FINL M USD XUSA XCBO</text:p>
          </table:table-cell>
        </table:table-row>
        <table:table-row table:style-name="ro1">
          <table:table-cell office:value-type="string">
            <text:p>GES</text:p>
          </table:table-cell>
          <table:table-cell table:formula="of:=CONCATENATE(&quot;S &quot;;[.A135];&quot; M USD XUSA XCBO&quot;)" office:value-type="string" office:string-value="S GES M USD XUSA XCBO">
            <text:p>S GES M USD XUSA XCBO</text:p>
          </table:table-cell>
        </table:table-row>
        <table:table-row table:style-name="ro1">
          <table:table-cell office:value-type="string">
            <text:p>FDEF</text:p>
          </table:table-cell>
          <table:table-cell table:formula="of:=CONCATENATE(&quot;S &quot;;[.A136];&quot; M USD XUSA XCBO&quot;)" office:value-type="string" office:string-value="S FDEF M USD XUSA XCBO">
            <text:p>S FDEF M USD XUSA XCBO</text:p>
          </table:table-cell>
        </table:table-row>
        <table:table-row table:style-name="ro1">
          <table:table-cell office:value-type="string">
            <text:p>IRF</text:p>
          </table:table-cell>
          <table:table-cell table:formula="of:=CONCATENATE(&quot;S &quot;;[.A137];&quot; M USD XUSA XCBO&quot;)" office:value-type="string" office:string-value="S IRF M USD XUSA XCBO">
            <text:p>S IRF M USD XUSA XCBO</text:p>
          </table:table-cell>
        </table:table-row>
        <table:table-row table:style-name="ro1">
          <table:table-cell office:value-type="string">
            <text:p>FMI</text:p>
          </table:table-cell>
          <table:table-cell table:formula="of:=CONCATENATE(&quot;S &quot;;[.A138];&quot; M USD XUSA XCBO&quot;)" office:value-type="string" office:string-value="S FMI M USD XUSA XCBO">
            <text:p>S FMI M USD XUSA XCBO</text:p>
          </table:table-cell>
        </table:table-row>
        <table:table-row table:style-name="ro1">
          <table:table-cell office:value-type="string">
            <text:p>IMAX</text:p>
          </table:table-cell>
          <table:table-cell table:formula="of:=CONCATENATE(&quot;S &quot;;[.A139];&quot; M USD XUSA XCBO&quot;)" office:value-type="string" office:string-value="S IMAX M USD XUSA XCBO">
            <text:p>S IMAX M USD XUSA XCBO</text:p>
          </table:table-cell>
        </table:table-row>
        <table:table-row table:style-name="ro1">
          <table:table-cell office:value-type="string">
            <text:p>DBEF</text:p>
          </table:table-cell>
          <table:table-cell table:formula="of:=CONCATENATE(&quot;S &quot;;[.A140];&quot; M USD XUSA XCBO&quot;)" office:value-type="string" office:string-value="S DBEF M USD XUSA XCBO">
            <text:p>S DBEF M USD XUSA XCBO</text:p>
          </table:table-cell>
        </table:table-row>
        <table:table-row table:style-name="ro1">
          <table:table-cell office:value-type="string">
            <text:p>FAF</text:p>
          </table:table-cell>
          <table:table-cell table:formula="of:=CONCATENATE(&quot;S &quot;;[.A141];&quot; M USD XUSA XCBO&quot;)" office:value-type="string" office:string-value="S FAF M USD XUSA XCBO">
            <text:p>S FAF M USD XUSA XCBO</text:p>
          </table:table-cell>
        </table:table-row>
        <table:table-row table:style-name="ro1">
          <table:table-cell office:value-type="string">
            <text:p>GCI</text:p>
          </table:table-cell>
          <table:table-cell table:formula="of:=CONCATENATE(&quot;S &quot;;[.A142];&quot; M USD XUSA XCBO&quot;)" office:value-type="string" office:string-value="S GCI M USD XUSA XCBO">
            <text:p>S GCI M USD XUSA XCBO</text:p>
          </table:table-cell>
        </table:table-row>
        <table:table-row table:style-name="ro1">
          <table:table-cell office:value-type="string">
            <text:p>DYN</text:p>
          </table:table-cell>
          <table:table-cell table:formula="of:=CONCATENATE(&quot;S &quot;;[.A143];&quot; M USD XUSA XCBO&quot;)" office:value-type="string" office:string-value="S DYN M USD XUSA XCBO">
            <text:p>S DYN M USD XUSA XCBO</text:p>
          </table:table-cell>
        </table:table-row>
        <table:table-row table:style-name="ro1">
          <table:table-cell office:value-type="string">
            <text:p>FXN</text:p>
          </table:table-cell>
          <table:table-cell table:formula="of:=CONCATENATE(&quot;S &quot;;[.A144];&quot; M USD XUSA XCBO&quot;)" office:value-type="string" office:string-value="S FXN M USD XUSA XCBO">
            <text:p>S FXN M USD XUSA XCBO</text:p>
          </table:table-cell>
        </table:table-row>
        <table:table-row table:style-name="ro1">
          <table:table-cell office:value-type="string">
            <text:p>IM</text:p>
          </table:table-cell>
          <table:table-cell table:formula="of:=CONCATENATE(&quot;S &quot;;[.A145];&quot; M USD XUSA XCBO&quot;)" office:value-type="string" office:string-value="S IM M USD XUSA XCBO">
            <text:p>S IM M USD XUSA XCBO</text:p>
          </table:table-cell>
        </table:table-row>
        <table:table-row table:style-name="ro1">
          <table:table-cell office:value-type="string">
            <text:p>ADVS</text:p>
          </table:table-cell>
          <table:table-cell table:formula="of:=CONCATENATE(&quot;S &quot;;[.A146];&quot; M USD XUSA XCBO&quot;)" office:value-type="string" office:string-value="S ADVS M USD XUSA XCBO">
            <text:p>S ADVS M USD XUSA XCBO</text:p>
          </table:table-cell>
        </table:table-row>
        <table:table-row table:style-name="ro1">
          <table:table-cell office:value-type="string">
            <text:p>DEI</text:p>
          </table:table-cell>
          <table:table-cell table:formula="of:=CONCATENATE(&quot;S &quot;;[.A147];&quot; M USD XUSA XCBO&quot;)" office:value-type="string" office:string-value="S DEI M USD XUSA XCBO">
            <text:p>S DEI M USD XUSA XCBO</text:p>
          </table:table-cell>
        </table:table-row>
        <table:table-row table:style-name="ro1">
          <table:table-cell office:value-type="string">
            <text:p>AMBA</text:p>
          </table:table-cell>
          <table:table-cell table:formula="of:=CONCATENATE(&quot;S &quot;;[.A148];&quot; M USD XUSA XCBO&quot;)" office:value-type="string" office:string-value="S AMBA M USD XUSA XCBO">
            <text:p>S AMBA M USD XUSA XCBO</text:p>
          </table:table-cell>
        </table:table-row>
        <table:table-row table:style-name="ro1">
          <table:table-cell office:value-type="string">
            <text:p>DIOD</text:p>
          </table:table-cell>
          <table:table-cell table:formula="of:=CONCATENATE(&quot;S &quot;;[.A149];&quot; M USD XUSA XCBO&quot;)" office:value-type="string" office:string-value="S DIOD M USD XUSA XCBO">
            <text:p>S DIOD M USD XUSA XCBO</text:p>
          </table:table-cell>
        </table:table-row>
        <table:table-row table:style-name="ro1">
          <table:table-cell office:value-type="string">
            <text:p>CUDA</text:p>
          </table:table-cell>
          <table:table-cell table:formula="of:=CONCATENATE(&quot;S &quot;;[.A150];&quot; M USD XUSA XCBO&quot;)" office:value-type="string" office:string-value="S CUDA M USD XUSA XCBO">
            <text:p>S CUDA M USD XUSA XCBO</text:p>
          </table:table-cell>
        </table:table-row>
        <table:table-row table:style-name="ro1">
          <table:table-cell office:value-type="string">
            <text:p>AUXL</text:p>
          </table:table-cell>
          <table:table-cell table:formula="of:=CONCATENATE(&quot;S &quot;;[.A151];&quot; M USD XUSA XCBO&quot;)" office:value-type="string" office:string-value="S AUXL M USD XUSA XCBO">
            <text:p>S AUXL M USD XUSA XCBO</text:p>
          </table:table-cell>
        </table:table-row>
        <table:table-row table:style-name="ro1">
          <table:table-cell office:value-type="string">
            <text:p>APOL</text:p>
          </table:table-cell>
          <table:table-cell table:formula="of:=CONCATENATE(&quot;S &quot;;[.A152];&quot; M USD XUSA XCBO&quot;)" office:value-type="string" office:string-value="S APOL M USD XUSA XCBO">
            <text:p>S APOL M USD XUSA XCBO</text:p>
          </table:table-cell>
        </table:table-row>
        <table:table-row table:style-name="ro1">
          <table:table-cell office:value-type="string">
            <text:p>CRK</text:p>
          </table:table-cell>
          <table:table-cell table:formula="of:=CONCATENATE(&quot;S &quot;;[.A153];&quot; M USD XUSA XCBO&quot;)" office:value-type="string" office:string-value="S CRK M USD XUSA XCBO">
            <text:p>S CRK M USD XUSA XCBO</text:p>
          </table:table-cell>
        </table:table-row>
        <table:table-row table:style-name="ro1">
          <table:table-cell office:value-type="string">
            <text:p>CXP</text:p>
          </table:table-cell>
          <table:table-cell table:formula="of:=CONCATENATE(&quot;S &quot;;[.A154];&quot; M USD XUSA XCBO&quot;)" office:value-type="string" office:string-value="S CXP M USD XUSA XCBO">
            <text:p>S CXP M USD XUSA XCBO</text:p>
          </table:table-cell>
        </table:table-row>
        <table:table-row table:style-name="ro1">
          <table:table-cell office:value-type="string">
            <text:p>BAS</text:p>
          </table:table-cell>
          <table:table-cell table:formula="of:=CONCATENATE(&quot;S &quot;;[.A155];&quot; M USD XUSA XCBO&quot;)" office:value-type="string" office:string-value="S BAS M USD XUSA XCBO">
            <text:p>S BAS M USD XUSA XCBO</text:p>
          </table:table-cell>
        </table:table-row>
        <table:table-row table:style-name="ro1">
          <table:table-cell office:value-type="string">
            <text:p>BURL</text:p>
          </table:table-cell>
          <table:table-cell table:formula="of:=CONCATENATE(&quot;S &quot;;[.A156];&quot; M USD XUSA XCBO&quot;)" office:value-type="string" office:string-value="S BURL M USD XUSA XCBO">
            <text:p>S BURL M USD XUSA XCBO</text:p>
          </table:table-cell>
        </table:table-row>
        <table:table-row table:style-name="ro1">
          <table:table-cell office:value-type="string">
            <text:p>HRB</text:p>
          </table:table-cell>
          <table:table-cell table:formula="of:=CONCATENATE(&quot;S &quot;;[.A157];&quot; M USD XUSA XCBO&quot;)" office:value-type="string" office:string-value="S HRB M USD XUSA XCBO">
            <text:p>S HRB M USD XUSA XCBO</text:p>
          </table:table-cell>
        </table:table-row>
        <table:table-row table:style-name="ro1">
          <table:table-cell office:value-type="string">
            <text:p>EA</text:p>
          </table:table-cell>
          <table:table-cell table:formula="of:=CONCATENATE(&quot;S &quot;;[.A158];&quot; M USD XUSA XCBO&quot;)" office:value-type="string" office:string-value="S EA M USD XUSA XCBO">
            <text:p>S EA M USD XUSA XCBO</text:p>
          </table:table-cell>
        </table:table-row>
        <table:table-row table:style-name="ro1">
          <table:table-cell office:value-type="string">
            <text:p>DWA</text:p>
          </table:table-cell>
          <table:table-cell table:formula="of:=CONCATENATE(&quot;S &quot;;[.A159];&quot; M USD XUSA XCBO&quot;)" office:value-type="string" office:string-value="S DWA M USD XUSA XCBO">
            <text:p>S DWA M USD XUSA XCBO</text:p>
          </table:table-cell>
        </table:table-row>
        <table:table-row table:style-name="ro1">
          <table:table-cell office:value-type="string">
            <text:p>RESI</text:p>
          </table:table-cell>
          <table:table-cell table:formula="of:=CONCATENATE(&quot;S &quot;;[.A160];&quot; M USD XUSA XCBO&quot;)" office:value-type="string" office:string-value="S RESI M USD XUSA XCBO">
            <text:p>S RESI M USD XUSA XCBO</text:p>
          </table:table-cell>
        </table:table-row>
        <table:table-row table:style-name="ro1">
          <table:table-cell office:value-type="string">
            <text:p>GT</text:p>
          </table:table-cell>
          <table:table-cell table:formula="of:=CONCATENATE(&quot;S &quot;;[.A161];&quot; M USD XUSA XCBO&quot;)" office:value-type="string" office:string-value="S GT M USD XUSA XCBO">
            <text:p>S GT M USD XUSA XCBO</text:p>
          </table:table-cell>
        </table:table-row>
        <table:table-row table:style-name="ro1">
          <table:table-cell office:value-type="string">
            <text:p>ARMK</text:p>
          </table:table-cell>
          <table:table-cell table:formula="of:=CONCATENATE(&quot;S &quot;;[.A162];&quot; M USD XUSA XCBO&quot;)" office:value-type="string" office:string-value="S ARMK M USD XUSA XCBO">
            <text:p>S ARMK M USD XUSA XCBO</text:p>
          </table:table-cell>
        </table:table-row>
        <table:table-row table:style-name="ro1">
          <table:table-cell office:value-type="string">
            <text:p>HTZ</text:p>
          </table:table-cell>
          <table:table-cell table:formula="of:=CONCATENATE(&quot;S &quot;;[.A163];&quot; M USD XUSA XCBO&quot;)" office:value-type="string" office:string-value="S HTZ M USD XUSA XCBO">
            <text:p>S HTZ M USD XUSA XCBO</text:p>
          </table:table-cell>
        </table:table-row>
        <table:table-row table:style-name="ro1">
          <table:table-cell office:value-type="string">
            <text:p>DWSN</text:p>
          </table:table-cell>
          <table:table-cell table:formula="of:=CONCATENATE(&quot;S &quot;;[.A164];&quot; M USD XUSA XCBO&quot;)" office:value-type="string" office:string-value="S DWSN M USD XUSA XCBO">
            <text:p>S DWSN M USD XUSA XCBO</text:p>
          </table:table-cell>
        </table:table-row>
        <table:table-row table:style-name="ro1">
          <table:table-cell office:value-type="string">
            <text:p>AEM</text:p>
          </table:table-cell>
          <table:table-cell table:formula="of:=CONCATENATE(&quot;S &quot;;[.A165];&quot; M USD XUSA XCBO&quot;)" office:value-type="string" office:string-value="S AEM M USD XUSA XCBO">
            <text:p>S AEM M USD XUSA XCBO</text:p>
          </table:table-cell>
        </table:table-row>
        <table:table-row table:style-name="ro1">
          <table:table-cell office:value-type="string">
            <text:p>CLMT</text:p>
          </table:table-cell>
          <table:table-cell table:formula="of:=CONCATENATE(&quot;S &quot;;[.A166];&quot; M USD XUSA XCBO&quot;)" office:value-type="string" office:string-value="S CLMT M USD XUSA XCBO">
            <text:p>S CLMT M USD XUSA XCBO</text:p>
          </table:table-cell>
        </table:table-row>
        <table:table-row table:style-name="ro1">
          <table:table-cell office:value-type="string">
            <text:p>BXMT</text:p>
          </table:table-cell>
          <table:table-cell table:formula="of:=CONCATENATE(&quot;S &quot;;[.A167];&quot; M USD XUSA XCBO&quot;)" office:value-type="string" office:string-value="S BXMT M USD XUSA XCBO">
            <text:p>S BXMT M USD XUSA XCBO</text:p>
          </table:table-cell>
        </table:table-row>
        <table:table-row table:style-name="ro1">
          <table:table-cell office:value-type="string">
            <text:p>CDW</text:p>
          </table:table-cell>
          <table:table-cell table:formula="of:=CONCATENATE(&quot;S &quot;;[.A168];&quot; M USD XUSA XCBO&quot;)" office:value-type="string" office:string-value="S CDW M USD XUSA XCBO">
            <text:p>S CDW M USD XUSA XCBO</text:p>
          </table:table-cell>
        </table:table-row>
        <table:table-row table:style-name="ro1">
          <table:table-cell office:value-type="string">
            <text:p>CSX</text:p>
          </table:table-cell>
          <table:table-cell table:formula="of:=CONCATENATE(&quot;S &quot;;[.A169];&quot; M USD XUSA XCBO&quot;)" office:value-type="string" office:string-value="S CSX M USD XUSA XCBO">
            <text:p>S CSX M USD XUSA XCBO</text:p>
          </table:table-cell>
        </table:table-row>
        <table:table-row table:style-name="ro1">
          <table:table-cell office:value-type="string">
            <text:p>EXLS</text:p>
          </table:table-cell>
          <table:table-cell table:formula="of:=CONCATENATE(&quot;S &quot;;[.A170];&quot; M USD XUSA XCBO&quot;)" office:value-type="string" office:string-value="S EXLS M USD XUSA XCBO">
            <text:p>S EXLS M USD XUSA XCBO</text:p>
          </table:table-cell>
        </table:table-row>
        <table:table-row table:style-name="ro1">
          <table:table-cell office:value-type="string">
            <text:p>FNSR</text:p>
          </table:table-cell>
          <table:table-cell table:formula="of:=CONCATENATE(&quot;S &quot;;[.A171];&quot; M USD XUSA XCBO&quot;)" office:value-type="string" office:string-value="S FNSR M USD XUSA XCBO">
            <text:p>S FNSR M USD XUSA XCBO</text:p>
          </table:table-cell>
        </table:table-row>
        <table:table-row table:style-name="ro1">
          <table:table-cell office:value-type="string">
            <text:p>CLGX</text:p>
          </table:table-cell>
          <table:table-cell table:formula="of:=CONCATENATE(&quot;S &quot;;[.A172];&quot; M USD XUSA XCBO&quot;)" office:value-type="string" office:string-value="S CLGX M USD XUSA XCBO">
            <text:p>S CLGX M USD XUSA XCBO</text:p>
          </table:table-cell>
        </table:table-row>
        <table:table-row table:style-name="ro1">
          <table:table-cell office:value-type="string">
            <text:p>GLOG</text:p>
          </table:table-cell>
          <table:table-cell table:formula="of:=CONCATENATE(&quot;S &quot;;[.A173];&quot; M USD XUSA XCBO&quot;)" office:value-type="string" office:string-value="S GLOG M USD XUSA XCBO">
            <text:p>S GLOG M USD XUSA XCBO</text:p>
          </table:table-cell>
        </table:table-row>
        <table:table-row table:style-name="ro1">
          <table:table-cell office:value-type="string">
            <text:p>CSII</text:p>
          </table:table-cell>
          <table:table-cell table:formula="of:=CONCATENATE(&quot;S &quot;;[.A174];&quot; M USD XUSA XCBO&quot;)" office:value-type="string" office:string-value="S CSII M USD XUSA XCBO">
            <text:p>S CSII M USD XUSA XCBO</text:p>
          </table:table-cell>
        </table:table-row>
        <table:table-row table:style-name="ro1">
          <table:table-cell office:value-type="string">
            <text:p>GCC</text:p>
          </table:table-cell>
          <table:table-cell table:formula="of:=CONCATENATE(&quot;S &quot;;[.A175];&quot; M USD XUSA XCBO&quot;)" office:value-type="string" office:string-value="S GCC M USD XUSA XCBO">
            <text:p>S GCC M USD XUSA XCBO</text:p>
          </table:table-cell>
        </table:table-row>
        <table:table-row table:style-name="ro1">
          <table:table-cell office:value-type="string">
            <text:p>EEP</text:p>
          </table:table-cell>
          <table:table-cell table:formula="of:=CONCATENATE(&quot;S &quot;;[.A176];&quot; M USD XUSA XCBO&quot;)" office:value-type="string" office:string-value="S EEP M USD XUSA XCBO">
            <text:p>S EEP M USD XUSA XCBO</text:p>
          </table:table-cell>
        </table:table-row>
        <table:table-row table:style-name="ro1">
          <table:table-cell office:value-type="string">
            <text:p>APO</text:p>
          </table:table-cell>
          <table:table-cell table:formula="of:=CONCATENATE(&quot;S &quot;;[.A177];&quot; M USD XUSA XCBO&quot;)" office:value-type="string" office:string-value="S APO M USD XUSA XCBO">
            <text:p>S APO M USD XUSA XCBO</text:p>
          </table:table-cell>
        </table:table-row>
        <table:table-row table:style-name="ro1">
          <table:table-cell office:value-type="string">
            <text:p>CRH</text:p>
          </table:table-cell>
          <table:table-cell table:formula="of:=CONCATENATE(&quot;S &quot;;[.A178];&quot; M USD XUSA XCBO&quot;)" office:value-type="string" office:string-value="S CRH M USD XUSA XCBO">
            <text:p>S CRH M USD XUSA XCBO</text:p>
          </table:table-cell>
        </table:table-row>
        <table:table-row table:style-name="ro1">
          <table:table-cell office:value-type="string">
            <text:p>CHK</text:p>
          </table:table-cell>
          <table:table-cell table:formula="of:=CONCATENATE(&quot;S &quot;;[.A179];&quot; M USD XUSA XCBO&quot;)" office:value-type="string" office:string-value="S CHK M USD XUSA XCBO">
            <text:p>S CHK M USD XUSA XCBO</text:p>
          </table:table-cell>
        </table:table-row>
        <table:table-row table:style-name="ro1">
          <table:table-cell office:value-type="string">
            <text:p>PGJ</text:p>
          </table:table-cell>
          <table:table-cell table:formula="of:=CONCATENATE(&quot;S &quot;;[.A180];&quot; M USD XUSA XCBO&quot;)" office:value-type="string" office:string-value="S PGJ M USD XUSA XCBO">
            <text:p>S PGJ M USD XUSA XCBO</text:p>
          </table:table-cell>
        </table:table-row>
        <table:table-row table:style-name="ro1">
          <table:table-cell office:value-type="string">
            <text:p>HPT</text:p>
          </table:table-cell>
          <table:table-cell table:formula="of:=CONCATENATE(&quot;S &quot;;[.A181];&quot; M USD XUSA XCBO&quot;)" office:value-type="string" office:string-value="S HPT M USD XUSA XCBO">
            <text:p>S HPT M USD XUSA XCBO</text:p>
          </table:table-cell>
        </table:table-row>
        <table:table-row table:style-name="ro1">
          <table:table-cell office:value-type="string">
            <text:p>CHFC</text:p>
          </table:table-cell>
          <table:table-cell table:formula="of:=CONCATENATE(&quot;S &quot;;[.A182];&quot; M USD XUSA XCBO&quot;)" office:value-type="string" office:string-value="S CHFC M USD XUSA XCBO">
            <text:p>S CHFC M USD XUSA XCBO</text:p>
          </table:table-cell>
        </table:table-row>
        <table:table-row table:style-name="ro1">
          <table:table-cell office:value-type="string">
            <text:p>CNK</text:p>
          </table:table-cell>
          <table:table-cell table:formula="of:=CONCATENATE(&quot;S &quot;;[.A183];&quot; M USD XUSA XCBO&quot;)" office:value-type="string" office:string-value="S CNK M USD XUSA XCBO">
            <text:p>S CNK M USD XUSA XCBO</text:p>
          </table:table-cell>
        </table:table-row>
        <table:table-row table:style-name="ro1">
          <table:table-cell office:value-type="string">
            <text:p>BRO</text:p>
          </table:table-cell>
          <table:table-cell table:formula="of:=CONCATENATE(&quot;S &quot;;[.A184];&quot; M USD XUSA XCBO&quot;)" office:value-type="string" office:string-value="S BRO M USD XUSA XCBO">
            <text:p>S BRO M USD XUSA XCBO</text:p>
          </table:table-cell>
        </table:table-row>
        <table:table-row table:style-name="ro1">
          <table:table-cell office:value-type="string">
            <text:p>CVE</text:p>
          </table:table-cell>
          <table:table-cell table:formula="of:=CONCATENATE(&quot;S &quot;;[.A185];&quot; M USD XUSA XCBO&quot;)" office:value-type="string" office:string-value="S CVE M USD XUSA XCBO">
            <text:p>S CVE M USD XUSA XCBO</text:p>
          </table:table-cell>
        </table:table-row>
        <table:table-row table:style-name="ro1">
          <table:table-cell office:value-type="string">
            <text:p>ECOM</text:p>
          </table:table-cell>
          <table:table-cell table:formula="of:=CONCATENATE(&quot;S &quot;;[.A186];&quot; M USD XUSA XCBO&quot;)" office:value-type="string" office:string-value="S ECOM M USD XUSA XCBO">
            <text:p>S ECOM M USD XUSA XCBO</text:p>
          </table:table-cell>
        </table:table-row>
        <table:table-row table:style-name="ro1">
          <table:table-cell office:value-type="string">
            <text:p>GPRE</text:p>
          </table:table-cell>
          <table:table-cell table:formula="of:=CONCATENATE(&quot;S &quot;;[.A187];&quot; M USD XUSA XCBO&quot;)" office:value-type="string" office:string-value="S GPRE M USD XUSA XCBO">
            <text:p>S GPRE M USD XUSA XCBO</text:p>
          </table:table-cell>
        </table:table-row>
        <table:table-row table:style-name="ro1">
          <table:table-cell office:value-type="string">
            <text:p>EXLP</text:p>
          </table:table-cell>
          <table:table-cell table:formula="of:=CONCATENATE(&quot;S &quot;;[.A188];&quot; M USD XUSA XCBO&quot;)" office:value-type="string" office:string-value="S EXLP M USD XUSA XCBO">
            <text:p>S EXLP M USD XUSA XCBO</text:p>
          </table:table-cell>
        </table:table-row>
        <table:table-row table:style-name="ro1">
          <table:table-cell office:value-type="string">
            <text:p>ADT</text:p>
          </table:table-cell>
          <table:table-cell table:formula="of:=CONCATENATE(&quot;S &quot;;[.A189];&quot; M USD XUSA XCBO&quot;)" office:value-type="string" office:string-value="S ADT M USD XUSA XCBO">
            <text:p>S ADT M USD XUSA XCBO</text:p>
          </table:table-cell>
        </table:table-row>
        <table:table-row table:style-name="ro1">
          <table:table-cell office:value-type="string">
            <text:p>FXR</text:p>
          </table:table-cell>
          <table:table-cell table:formula="of:=CONCATENATE(&quot;S &quot;;[.A190];&quot; M USD XUSA XCBO&quot;)" office:value-type="string" office:string-value="S FXR M USD XUSA XCBO">
            <text:p>S FXR M USD XUSA XCBO</text:p>
          </table:table-cell>
        </table:table-row>
        <table:table-row table:style-name="ro1">
          <table:table-cell office:value-type="string">
            <text:p>FII</text:p>
          </table:table-cell>
          <table:table-cell table:formula="of:=CONCATENATE(&quot;S &quot;;[.A191];&quot; M USD XUSA XCBO&quot;)" office:value-type="string" office:string-value="S FII M USD XUSA XCBO">
            <text:p>S FII M USD XUSA XCBO</text:p>
          </table:table-cell>
        </table:table-row>
        <table:table-row table:style-name="ro1">
          <table:table-cell office:value-type="string">
            <text:p>AAN</text:p>
          </table:table-cell>
          <table:table-cell table:formula="of:=CONCATENATE(&quot;S &quot;;[.A192];&quot; M USD XUSA XCBO&quot;)" office:value-type="string" office:string-value="S AAN M USD XUSA XCBO">
            <text:p>S AAN M USD XUSA XCBO</text:p>
          </table:table-cell>
        </table:table-row>
        <table:table-row table:style-name="ro1">
          <table:table-cell office:value-type="string">
            <text:p>BJRI</text:p>
          </table:table-cell>
          <table:table-cell table:formula="of:=CONCATENATE(&quot;S &quot;;[.A193];&quot; M USD XUSA XCBO&quot;)" office:value-type="string" office:string-value="S BJRI M USD XUSA XCBO">
            <text:p>S BJRI M USD XUSA XCBO</text:p>
          </table:table-cell>
        </table:table-row>
        <table:table-row table:style-name="ro1">
          <table:table-cell office:value-type="string">
            <text:p>CMS</text:p>
          </table:table-cell>
          <table:table-cell table:formula="of:=CONCATENATE(&quot;S &quot;;[.A194];&quot; M USD XUSA XCBO&quot;)" office:value-type="string" office:string-value="S CMS M USD XUSA XCBO">
            <text:p>S CMS M USD XUSA XCBO</text:p>
          </table:table-cell>
        </table:table-row>
        <table:table-row table:style-name="ro1">
          <table:table-cell office:value-type="string">
            <text:p>KODK</text:p>
          </table:table-cell>
          <table:table-cell table:formula="of:=CONCATENATE(&quot;S &quot;;[.A195];&quot; M USD XUSA XCBO&quot;)" office:value-type="string" office:string-value="S KODK M USD XUSA XCBO">
            <text:p>S KODK M USD XUSA XCBO</text:p>
          </table:table-cell>
        </table:table-row>
        <table:table-row table:style-name="ro1">
          <table:table-cell office:value-type="string">
            <text:p>ESC</text:p>
          </table:table-cell>
          <table:table-cell table:formula="of:=CONCATENATE(&quot;S &quot;;[.A196];&quot; M USD XUSA XCBO&quot;)" office:value-type="string" office:string-value="S ESC M USD XUSA XCBO">
            <text:p>S ESC M USD XUSA XCBO</text:p>
          </table:table-cell>
        </table:table-row>
        <table:table-row table:style-name="ro1">
          <table:table-cell office:value-type="string">
            <text:p>ACXM</text:p>
          </table:table-cell>
          <table:table-cell table:formula="of:=CONCATENATE(&quot;S &quot;;[.A197];&quot; M USD XUSA XCBO&quot;)" office:value-type="string" office:string-value="S ACXM M USD XUSA XCBO">
            <text:p>S ACXM M USD XUSA XCBO</text:p>
          </table:table-cell>
        </table:table-row>
        <table:table-row table:style-name="ro1">
          <table:table-cell office:value-type="string">
            <text:p>FTK</text:p>
          </table:table-cell>
          <table:table-cell table:formula="of:=CONCATENATE(&quot;S &quot;;[.A198];&quot; M USD XUSA XCBO&quot;)" office:value-type="string" office:string-value="S FTK M USD XUSA XCBO">
            <text:p>S FTK M USD XUSA XCBO</text:p>
          </table:table-cell>
        </table:table-row>
        <table:table-row table:style-name="ro1">
          <table:table-cell office:value-type="string">
            <text:p>ENLK</text:p>
          </table:table-cell>
          <table:table-cell table:formula="of:=CONCATENATE(&quot;S &quot;;[.A199];&quot; M USD XUSA XCBO&quot;)" office:value-type="string" office:string-value="S ENLK M USD XUSA XCBO">
            <text:p>S ENLK M USD XUSA XCBO</text:p>
          </table:table-cell>
        </table:table-row>
        <table:table-row table:style-name="ro1">
          <table:table-cell office:value-type="string">
            <text:p>ADC</text:p>
          </table:table-cell>
          <table:table-cell table:formula="of:=CONCATENATE(&quot;S &quot;;[.A200];&quot; M USD XUSA XCBO&quot;)" office:value-type="string" office:string-value="S ADC M USD XUSA XCBO">
            <text:p>S ADC M USD XUSA XCBO</text:p>
          </table:table-cell>
        </table:table-row>
        <table:table-row table:style-name="ro1">
          <table:table-cell office:value-type="string">
            <text:p>SPXS</text:p>
          </table:table-cell>
          <table:table-cell table:formula="of:=CONCATENATE(&quot;S &quot;;[.A201];&quot; M USD XUSA XCBO&quot;)" office:value-type="string" office:string-value="S SPXS M USD XUSA XCBO">
            <text:p>S SPXS M USD XUSA XCBO</text:p>
          </table:table-cell>
        </table:table-row>
        <table:table-row table:style-name="ro1">
          <table:table-cell office:value-type="string">
            <text:p>CJES</text:p>
          </table:table-cell>
          <table:table-cell table:formula="of:=CONCATENATE(&quot;S &quot;;[.A202];&quot; M USD XUSA XCBO&quot;)" office:value-type="string" office:string-value="S CJES M USD XUSA XCBO">
            <text:p>S CJES M USD XUSA XCBO</text:p>
          </table:table-cell>
        </table:table-row>
        <table:table-row table:style-name="ro1">
          <table:table-cell office:value-type="string">
            <text:p>BFOR</text:p>
          </table:table-cell>
          <table:table-cell table:formula="of:=CONCATENATE(&quot;S &quot;;[.A203];&quot; M USD XUSA XCBO&quot;)" office:value-type="string" office:string-value="S BFOR M USD XUSA XCBO">
            <text:p>S BFOR M USD XUSA XCBO</text:p>
          </table:table-cell>
        </table:table-row>
        <table:table-row table:style-name="ro1">
          <table:table-cell office:value-type="string">
            <text:p>CKEC</text:p>
          </table:table-cell>
          <table:table-cell table:formula="of:=CONCATENATE(&quot;S &quot;;[.A204];&quot; M USD XUSA XCBO&quot;)" office:value-type="string" office:string-value="S CKEC M USD XUSA XCBO">
            <text:p>S CKEC M USD XUSA XCBO</text:p>
          </table:table-cell>
        </table:table-row>
        <table:table-row table:style-name="ro1">
          <table:table-cell office:value-type="string">
            <text:p>ALSN</text:p>
          </table:table-cell>
          <table:table-cell table:formula="of:=CONCATENATE(&quot;S &quot;;[.A205];&quot; M USD XUSA XCBO&quot;)" office:value-type="string" office:string-value="S ALSN M USD XUSA XCBO">
            <text:p>S ALSN M USD XUSA XCBO</text:p>
          </table:table-cell>
        </table:table-row>
        <table:table-row table:style-name="ro1">
          <table:table-cell office:value-type="string">
            <text:p>SCOR</text:p>
          </table:table-cell>
          <table:table-cell table:formula="of:=CONCATENATE(&quot;S &quot;;[.A206];&quot; M USD XUSA XCBO&quot;)" office:value-type="string" office:string-value="S SCOR M USD XUSA XCBO">
            <text:p>S SCOR M USD XUSA XCBO</text:p>
          </table:table-cell>
        </table:table-row>
        <table:table-row table:style-name="ro1">
          <table:table-cell office:value-type="string">
            <text:p>ITMN</text:p>
          </table:table-cell>
          <table:table-cell table:formula="of:=CONCATENATE(&quot;S &quot;;[.A207];&quot; M USD XUSA XCBO&quot;)" office:value-type="string" office:string-value="S ITMN M USD XUSA XCBO">
            <text:p>S ITMN M USD XUSA XCBO</text:p>
          </table:table-cell>
        </table:table-row>
        <table:table-row table:style-name="ro1">
          <table:table-cell office:value-type="string">
            <text:p>GNTX</text:p>
          </table:table-cell>
          <table:table-cell table:formula="of:=CONCATENATE(&quot;S &quot;;[.A208];&quot; M USD XUSA XCBO&quot;)" office:value-type="string" office:string-value="S GNTX M USD XUSA XCBO">
            <text:p>S GNTX M USD XUSA XCBO</text:p>
          </table:table-cell>
        </table:table-row>
        <table:table-row table:style-name="ro1">
          <table:table-cell office:value-type="string">
            <text:p>AIV</text:p>
          </table:table-cell>
          <table:table-cell table:formula="of:=CONCATENATE(&quot;S &quot;;[.A209];&quot; M USD XUSA XCBO&quot;)" office:value-type="string" office:string-value="S AIV M USD XUSA XCBO">
            <text:p>S AIV M USD XUSA XCBO</text:p>
          </table:table-cell>
        </table:table-row>
        <table:table-row table:style-name="ro1">
          <table:table-cell office:value-type="string">
            <text:p>CBSO</text:p>
          </table:table-cell>
          <table:table-cell table:formula="of:=CONCATENATE(&quot;S &quot;;[.A210];&quot; M USD XUSA XCBO&quot;)" office:value-type="string" office:string-value="S CBSO M USD XUSA XCBO">
            <text:p>S CBSO M USD XUSA XCBO</text:p>
          </table:table-cell>
        </table:table-row>
        <table:table-row table:style-name="ro1">
          <table:table-cell office:value-type="string">
            <text:p>CA</text:p>
          </table:table-cell>
          <table:table-cell table:formula="of:=CONCATENATE(&quot;S &quot;;[.A211];&quot; M USD XUSA XCBO&quot;)" office:value-type="string" office:string-value="S CA M USD XUSA XCBO">
            <text:p>S CA M USD XUSA XCBO</text:p>
          </table:table-cell>
        </table:table-row>
        <table:table-row table:style-name="ro1">
          <table:table-cell office:value-type="string">
            <text:p>AMBC</text:p>
          </table:table-cell>
          <table:table-cell table:formula="of:=CONCATENATE(&quot;S &quot;;[.A212];&quot; M USD XUSA XCBO&quot;)" office:value-type="string" office:string-value="S AMBC M USD XUSA XCBO">
            <text:p>S AMBC M USD XUSA XCBO</text:p>
          </table:table-cell>
        </table:table-row>
        <table:table-row table:style-name="ro1">
          <table:table-cell office:value-type="string">
            <text:p>CVT</text:p>
          </table:table-cell>
          <table:table-cell table:formula="of:=CONCATENATE(&quot;S &quot;;[.A213];&quot; M USD XUSA XCBO&quot;)" office:value-type="string" office:string-value="S CVT M USD XUSA XCBO">
            <text:p>S CVT M USD XUSA XCBO</text:p>
          </table:table-cell>
        </table:table-row>
        <table:table-row table:style-name="ro1">
          <table:table-cell office:value-type="string">
            <text:p>FXL</text:p>
          </table:table-cell>
          <table:table-cell table:formula="of:=CONCATENATE(&quot;S &quot;;[.A214];&quot; M USD XUSA XCBO&quot;)" office:value-type="string" office:string-value="S FXL M USD XUSA XCBO">
            <text:p>S FXL M USD XUSA XCBO</text:p>
          </table:table-cell>
        </table:table-row>
        <table:table-row table:style-name="ro1">
          <table:table-cell office:value-type="string">
            <text:p>BLKB</text:p>
          </table:table-cell>
          <table:table-cell table:formula="of:=CONCATENATE(&quot;S &quot;;[.A215];&quot; M USD XUSA XCBO&quot;)" office:value-type="string" office:string-value="S BLKB M USD XUSA XCBO">
            <text:p>S BLKB M USD XUSA XCBO</text:p>
          </table:table-cell>
        </table:table-row>
        <table:table-row table:style-name="ro1">
          <table:table-cell office:value-type="string">
            <text:p>TCS</text:p>
          </table:table-cell>
          <table:table-cell table:formula="of:=CONCATENATE(&quot;S &quot;;[.A216];&quot; M USD XUSA XCBO&quot;)" office:value-type="string" office:string-value="S TCS M USD XUSA XCBO">
            <text:p>S TCS M USD XUSA XCBO</text:p>
          </table:table-cell>
        </table:table-row>
        <table:table-row table:style-name="ro1">
          <table:table-cell office:value-type="string">
            <text:p>CSIQ</text:p>
          </table:table-cell>
          <table:table-cell table:formula="of:=CONCATENATE(&quot;S &quot;;[.A217];&quot; M USD XUSA XCBO&quot;)" office:value-type="string" office:string-value="S CSIQ M USD XUSA XCBO">
            <text:p>S CSIQ M USD XUSA XCBO</text:p>
          </table:table-cell>
        </table:table-row>
        <table:table-row table:style-name="ro1">
          <table:table-cell office:value-type="string">
            <text:p>CST</text:p>
          </table:table-cell>
          <table:table-cell table:formula="of:=CONCATENATE(&quot;S &quot;;[.A218];&quot; M USD XUSA XCBO&quot;)" office:value-type="string" office:string-value="S CST M USD XUSA XCBO">
            <text:p>S CST M USD XUSA XCBO</text:p>
          </table:table-cell>
        </table:table-row>
        <table:table-row table:style-name="ro1">
          <table:table-cell office:value-type="string">
            <text:p>DPK</text:p>
          </table:table-cell>
          <table:table-cell table:formula="of:=CONCATENATE(&quot;S &quot;;[.A219];&quot; M USD XUSA XCBO&quot;)" office:value-type="string" office:string-value="S DPK M USD XUSA XCBO">
            <text:p>S DPK M USD XUSA XCBO</text:p>
          </table:table-cell>
        </table:table-row>
        <table:table-row table:style-name="ro1">
          <table:table-cell office:value-type="string">
            <text:p>CSTM</text:p>
          </table:table-cell>
          <table:table-cell table:formula="of:=CONCATENATE(&quot;S &quot;;[.A220];&quot; M USD XUSA XCBO&quot;)" office:value-type="string" office:string-value="S CSTM M USD XUSA XCBO">
            <text:p>S CSTM M USD XUSA XCBO</text:p>
          </table:table-cell>
        </table:table-row>
        <table:table-row table:style-name="ro1">
          <table:table-cell office:value-type="string">
            <text:p>HI</text:p>
          </table:table-cell>
          <table:table-cell table:formula="of:=CONCATENATE(&quot;S &quot;;[.A221];&quot; M USD XUSA XCBO&quot;)" office:value-type="string" office:string-value="S HI M USD XUSA XCBO">
            <text:p>S HI M USD XUSA XCBO</text:p>
          </table:table-cell>
        </table:table-row>
        <table:table-row table:style-name="ro1">
          <table:table-cell office:value-type="string">
            <text:p>AWR</text:p>
          </table:table-cell>
          <table:table-cell table:formula="of:=CONCATENATE(&quot;S &quot;;[.A222];&quot; M USD XUSA XCBO&quot;)" office:value-type="string" office:string-value="S AWR M USD XUSA XCBO">
            <text:p>S AWR M USD XUSA XCBO</text:p>
          </table:table-cell>
        </table:table-row>
        <table:table-row table:style-name="ro1">
          <table:table-cell office:value-type="string">
            <text:p>CAG</text:p>
          </table:table-cell>
          <table:table-cell table:formula="of:=CONCATENATE(&quot;S &quot;;[.A223];&quot; M USD XUSA XCBO&quot;)" office:value-type="string" office:string-value="S CAG M USD XUSA XCBO">
            <text:p>S CAG M USD XUSA XCBO</text:p>
          </table:table-cell>
        </table:table-row>
        <table:table-row table:style-name="ro1">
          <table:table-cell office:value-type="string">
            <text:p>GRC</text:p>
          </table:table-cell>
          <table:table-cell table:formula="of:=CONCATENATE(&quot;S &quot;;[.A224];&quot; M USD XUSA XCBO&quot;)" office:value-type="string" office:string-value="S GRC M USD XUSA XCBO">
            <text:p>S GRC M USD XUSA XCBO</text:p>
          </table:table-cell>
        </table:table-row>
        <table:table-row table:style-name="ro1">
          <table:table-cell office:value-type="string">
            <text:p>BRCM</text:p>
          </table:table-cell>
          <table:table-cell table:formula="of:=CONCATENATE(&quot;S &quot;;[.A225];&quot; M USD XUSA XCBO&quot;)" office:value-type="string" office:string-value="S BRCM M USD XUSA XCBO">
            <text:p>S BRCM M USD XUSA XCBO</text:p>
          </table:table-cell>
        </table:table-row>
        <table:table-row table:style-name="ro1">
          <table:table-cell office:value-type="string">
            <text:p>DK</text:p>
          </table:table-cell>
          <table:table-cell table:formula="of:=CONCATENATE(&quot;S &quot;;[.A226];&quot; M USD XUSA XCBO&quot;)" office:value-type="string" office:string-value="S DK M USD XUSA XCBO">
            <text:p>S DK M USD XUSA XCBO</text:p>
          </table:table-cell>
        </table:table-row>
        <table:table-row table:style-name="ro1">
          <table:table-cell office:value-type="string">
            <text:p>FLTX</text:p>
          </table:table-cell>
          <table:table-cell table:formula="of:=CONCATENATE(&quot;S &quot;;[.A227];&quot; M USD XUSA XCBO&quot;)" office:value-type="string" office:string-value="S FLTX M USD XUSA XCBO">
            <text:p>S FLTX M USD XUSA XCBO</text:p>
          </table:table-cell>
        </table:table-row>
        <table:table-row table:style-name="ro1">
          <table:table-cell office:value-type="string">
            <text:p>CHT</text:p>
          </table:table-cell>
          <table:table-cell table:formula="of:=CONCATENATE(&quot;S &quot;;[.A228];&quot; M USD XUSA XCBO&quot;)" office:value-type="string" office:string-value="S CHT M USD XUSA XCBO">
            <text:p>S CHT M USD XUSA XCBO</text:p>
          </table:table-cell>
        </table:table-row>
        <table:table-row table:style-name="ro1">
          <table:table-cell office:value-type="string">
            <text:p>CS</text:p>
          </table:table-cell>
          <table:table-cell table:formula="of:=CONCATENATE(&quot;S &quot;;[.A229];&quot; M USD XUSA XCBO&quot;)" office:value-type="string" office:string-value="S CS M USD XUSA XCBO">
            <text:p>S CS M USD XUSA XCBO</text:p>
          </table:table-cell>
        </table:table-row>
        <table:table-row table:style-name="ro1">
          <table:table-cell office:value-type="string">
            <text:p>CAJ</text:p>
          </table:table-cell>
          <table:table-cell table:formula="of:=CONCATENATE(&quot;S &quot;;[.A230];&quot; M USD XUSA XCBO&quot;)" office:value-type="string" office:string-value="S CAJ M USD XUSA XCBO">
            <text:p>S CAJ M USD XUSA XCBO</text:p>
          </table:table-cell>
        </table:table-row>
        <table:table-row table:style-name="ro1">
          <table:table-cell office:value-type="string">
            <text:p>DMND</text:p>
          </table:table-cell>
          <table:table-cell table:formula="of:=CONCATENATE(&quot;S &quot;;[.A231];&quot; M USD XUSA XCBO&quot;)" office:value-type="string" office:string-value="S DMND M USD XUSA XCBO">
            <text:p>S DMND M USD XUSA XCBO</text:p>
          </table:table-cell>
        </table:table-row>
        <table:table-row table:style-name="ro1">
          <table:table-cell office:value-type="string">
            <text:p>JPNS</text:p>
          </table:table-cell>
          <table:table-cell table:formula="of:=CONCATENATE(&quot;S &quot;;[.A232];&quot; M USD XUSA XCBO&quot;)" office:value-type="string" office:string-value="S JPNS M USD XUSA XCBO">
            <text:p>S JPNS M USD XUSA XCBO</text:p>
          </table:table-cell>
        </table:table-row>
        <table:table-row table:style-name="ro1">
          <table:table-cell office:value-type="string">
            <text:p>FET</text:p>
          </table:table-cell>
          <table:table-cell table:formula="of:=CONCATENATE(&quot;S &quot;;[.A233];&quot; M USD XUSA XCBO&quot;)" office:value-type="string" office:string-value="S FET M USD XUSA XCBO">
            <text:p>S FET M USD XUSA XCBO</text:p>
          </table:table-cell>
        </table:table-row>
        <table:table-row table:style-name="ro1">
          <table:table-cell office:value-type="string">
            <text:p>APL</text:p>
          </table:table-cell>
          <table:table-cell table:formula="of:=CONCATENATE(&quot;S &quot;;[.A234];&quot; M USD XUSA XCBO&quot;)" office:value-type="string" office:string-value="S APL M USD XUSA XCBO">
            <text:p>S APL M USD XUSA XCBO</text:p>
          </table:table-cell>
        </table:table-row>
        <table:table-row table:style-name="ro1">
          <table:table-cell office:value-type="string">
            <text:p>FXD</text:p>
          </table:table-cell>
          <table:table-cell table:formula="of:=CONCATENATE(&quot;S &quot;;[.A235];&quot; M USD XUSA XCBO&quot;)" office:value-type="string" office:string-value="S FXD M USD XUSA XCBO">
            <text:p>S FXD M USD XUSA XCBO</text:p>
          </table:table-cell>
        </table:table-row>
        <table:table-row table:style-name="ro1">
          <table:table-cell office:value-type="string">
            <text:p>HMIN</text:p>
          </table:table-cell>
          <table:table-cell table:formula="of:=CONCATENATE(&quot;S &quot;;[.A236];&quot; M USD XUSA XCBO&quot;)" office:value-type="string" office:string-value="S HMIN M USD XUSA XCBO">
            <text:p>S HMIN M USD XUSA XCBO</text:p>
          </table:table-cell>
        </table:table-row>
        <table:table-row table:style-name="ro1">
          <table:table-cell office:value-type="string">
            <text:p>EPAY</text:p>
          </table:table-cell>
          <table:table-cell table:formula="of:=CONCATENATE(&quot;S &quot;;[.A237];&quot; M USD XUSA XCBO&quot;)" office:value-type="string" office:string-value="S EPAY M USD XUSA XCBO">
            <text:p>S EPAY M USD XUSA XCBO</text:p>
          </table:table-cell>
        </table:table-row>
        <table:table-row table:style-name="ro1">
          <table:table-cell office:value-type="string">
            <text:p>AVA</text:p>
          </table:table-cell>
          <table:table-cell table:formula="of:=CONCATENATE(&quot;S &quot;;[.A238];&quot; M USD XUSA XCBO&quot;)" office:value-type="string" office:string-value="S AVA M USD XUSA XCBO">
            <text:p>S AVA M USD XUSA XCBO</text:p>
          </table:table-cell>
        </table:table-row>
        <table:table-row table:style-name="ro1">
          <table:table-cell office:value-type="string">
            <text:p>CMTL</text:p>
          </table:table-cell>
          <table:table-cell table:formula="of:=CONCATENATE(&quot;S &quot;;[.A239];&quot; M USD XUSA XCBO&quot;)" office:value-type="string" office:string-value="S CMTL M USD XUSA XCBO">
            <text:p>S CMTL M USD XUSA XCBO</text:p>
          </table:table-cell>
        </table:table-row>
        <table:table-row table:style-name="ro1">
          <table:table-cell office:value-type="string">
            <text:p>BGS</text:p>
          </table:table-cell>
          <table:table-cell table:formula="of:=CONCATENATE(&quot;S &quot;;[.A240];&quot; M USD XUSA XCBO&quot;)" office:value-type="string" office:string-value="S BGS M USD XUSA XCBO">
            <text:p>S BGS M USD XUSA XCBO</text:p>
          </table:table-cell>
        </table:table-row>
        <table:table-row table:style-name="ro1">
          <table:table-cell office:value-type="string">
            <text:p>XLRN</text:p>
          </table:table-cell>
          <table:table-cell table:formula="of:=CONCATENATE(&quot;S &quot;;[.A241];&quot; M USD XUSA XCBO&quot;)" office:value-type="string" office:string-value="S XLRN M USD XUSA XCBO">
            <text:p>S XLRN M USD XUSA XCBO</text:p>
          </table:table-cell>
        </table:table-row>
        <table:table-row table:style-name="ro1">
          <table:table-cell office:value-type="string">
            <text:p>FNF</text:p>
          </table:table-cell>
          <table:table-cell table:formula="of:=CONCATENATE(&quot;S &quot;;[.A242];&quot; M USD XUSA XCBO&quot;)" office:value-type="string" office:string-value="S FNF M USD XUSA XCBO">
            <text:p>S FNF M USD XUSA XCBO</text:p>
          </table:table-cell>
        </table:table-row>
        <table:table-row table:style-name="ro1">
          <table:table-cell office:value-type="string">
            <text:p>ISCA</text:p>
          </table:table-cell>
          <table:table-cell table:formula="of:=CONCATENATE(&quot;S &quot;;[.A243];&quot; M USD XUSA XCBO&quot;)" office:value-type="string" office:string-value="S ISCA M USD XUSA XCBO">
            <text:p>S ISCA M USD XUSA XCBO</text:p>
          </table:table-cell>
        </table:table-row>
        <table:table-row table:style-name="ro1">
          <table:table-cell office:value-type="string">
            <text:p>HPQ</text:p>
          </table:table-cell>
          <table:table-cell table:formula="of:=CONCATENATE(&quot;S &quot;;[.A244];&quot; M USD XUSA XCBO&quot;)" office:value-type="string" office:string-value="S HPQ M USD XUSA XCBO">
            <text:p>S HPQ M USD XUSA XCBO</text:p>
          </table:table-cell>
        </table:table-row>
        <table:table-row table:style-name="ro1">
          <table:table-cell office:value-type="string">
            <text:p>AMWD</text:p>
          </table:table-cell>
          <table:table-cell table:formula="of:=CONCATENATE(&quot;S &quot;;[.A245];&quot; M USD XUSA XCBO&quot;)" office:value-type="string" office:string-value="S AMWD M USD XUSA XCBO">
            <text:p>S AMWD M USD XUSA XCBO</text:p>
          </table:table-cell>
        </table:table-row>
        <table:table-row table:style-name="ro1">
          <table:table-cell office:value-type="string">
            <text:p>EPAM</text:p>
          </table:table-cell>
          <table:table-cell table:formula="of:=CONCATENATE(&quot;S &quot;;[.A246];&quot; M USD XUSA XCBO&quot;)" office:value-type="string" office:string-value="S EPAM M USD XUSA XCBO">
            <text:p>S EPAM M USD XUSA XCBO</text:p>
          </table:table-cell>
        </table:table-row>
        <table:table-row table:style-name="ro1">
          <table:table-cell office:value-type="string">
            <text:p>BKD</text:p>
          </table:table-cell>
          <table:table-cell table:formula="of:=CONCATENATE(&quot;S &quot;;[.A247];&quot; M USD XUSA XCBO&quot;)" office:value-type="string" office:string-value="S BKD M USD XUSA XCBO">
            <text:p>S BKD M USD XUSA XCBO</text:p>
          </table:table-cell>
        </table:table-row>
        <table:table-row table:style-name="ro1">
          <table:table-cell office:value-type="string">
            <text:p>APOG</text:p>
          </table:table-cell>
          <table:table-cell table:formula="of:=CONCATENATE(&quot;S &quot;;[.A248];&quot; M USD XUSA XCBO&quot;)" office:value-type="string" office:string-value="S APOG M USD XUSA XCBO">
            <text:p>S APOG M USD XUSA XCBO</text:p>
          </table:table-cell>
        </table:table-row>
        <table:table-row table:style-name="ro1">
          <table:table-cell office:value-type="string">
            <text:p>BMA</text:p>
          </table:table-cell>
          <table:table-cell table:formula="of:=CONCATENATE(&quot;S &quot;;[.A249];&quot; M USD XUSA XCBO&quot;)" office:value-type="string" office:string-value="S BMA M USD XUSA XCBO">
            <text:p>S BMA M USD XUSA XCBO</text:p>
          </table:table-cell>
        </table:table-row>
        <table:table-row table:style-name="ro1">
          <table:table-cell office:value-type="string">
            <text:p>NSP</text:p>
          </table:table-cell>
          <table:table-cell table:formula="of:=CONCATENATE(&quot;S &quot;;[.A250];&quot; M USD XUSA XCBO&quot;)" office:value-type="string" office:string-value="S NSP M USD XUSA XCBO">
            <text:p>S NSP M USD XUSA XCBO</text:p>
          </table:table-cell>
        </table:table-row>
        <table:table-row table:style-name="ro1">
          <table:table-cell office:value-type="string">
            <text:p>GRUB</text:p>
          </table:table-cell>
          <table:table-cell table:formula="of:=CONCATENATE(&quot;S &quot;;[.A251];&quot; M USD XUSA XCBO&quot;)" office:value-type="string" office:string-value="S GRUB M USD XUSA XCBO">
            <text:p>S GRUB M USD XUSA XCBO</text:p>
          </table:table-cell>
        </table:table-row>
        <table:table-row table:style-name="ro1">
          <table:table-cell office:value-type="string">
            <text:p>EEB</text:p>
          </table:table-cell>
          <table:table-cell table:formula="of:=CONCATENATE(&quot;S &quot;;[.A252];&quot; M USD XUSA XCBO&quot;)" office:value-type="string" office:string-value="S EEB M USD XUSA XCBO">
            <text:p>S EEB M USD XUSA XCBO</text:p>
          </table:table-cell>
        </table:table-row>
        <table:table-row table:style-name="ro1">
          <table:table-cell office:value-type="string">
            <text:p>CXW</text:p>
          </table:table-cell>
          <table:table-cell table:formula="of:=CONCATENATE(&quot;S &quot;;[.A253];&quot; M USD XUSA XCBO&quot;)" office:value-type="string" office:string-value="S CXW M USD XUSA XCBO">
            <text:p>S CXW M USD XUSA XCBO</text:p>
          </table:table-cell>
        </table:table-row>
        <table:table-row table:style-name="ro1">
          <table:table-cell office:value-type="string">
            <text:p>TV</text:p>
          </table:table-cell>
          <table:table-cell table:formula="of:=CONCATENATE(&quot;S &quot;;[.A254];&quot; M USD XUSA XCBO&quot;)" office:value-type="string" office:string-value="S TV M USD XUSA XCBO">
            <text:p>S TV M USD XUSA XCBO</text:p>
          </table:table-cell>
        </table:table-row>
        <table:table-row table:style-name="ro1">
          <table:table-cell office:value-type="string">
            <text:p>EVHC</text:p>
          </table:table-cell>
          <table:table-cell table:formula="of:=CONCATENATE(&quot;S &quot;;[.A255];&quot; M USD XUSA XCBO&quot;)" office:value-type="string" office:string-value="S EVHC M USD XUSA XCBO">
            <text:p>S EVHC M USD XUSA XCBO</text:p>
          </table:table-cell>
        </table:table-row>
        <table:table-row table:style-name="ro1">
          <table:table-cell office:value-type="string">
            <text:p>DY</text:p>
          </table:table-cell>
          <table:table-cell table:formula="of:=CONCATENATE(&quot;S &quot;;[.A256];&quot; M USD XUSA XCBO&quot;)" office:value-type="string" office:string-value="S DY M USD XUSA XCBO">
            <text:p>S DY M USD XUSA XCBO</text:p>
          </table:table-cell>
        </table:table-row>
        <table:table-row table:style-name="ro1">
          <table:table-cell office:value-type="string">
            <text:p>FXZ</text:p>
          </table:table-cell>
          <table:table-cell table:formula="of:=CONCATENATE(&quot;S &quot;;[.A257];&quot; M USD XUSA XCBO&quot;)" office:value-type="string" office:string-value="S FXZ M USD XUSA XCBO">
            <text:p>S FXZ M USD XUSA XCBO</text:p>
          </table:table-cell>
        </table:table-row>
        <table:table-row table:style-name="ro1">
          <table:table-cell office:value-type="string">
            <text:p>MLPN</text:p>
          </table:table-cell>
          <table:table-cell table:formula="of:=CONCATENATE(&quot;S &quot;;[.A258];&quot; M USD XUSA XCBO&quot;)" office:value-type="string" office:string-value="S MLPN M USD XUSA XCBO">
            <text:p>S MLPN M USD XUSA XCBO</text:p>
          </table:table-cell>
        </table:table-row>
        <table:table-row table:style-name="ro1">
          <table:table-cell office:value-type="string">
            <text:p>XONE</text:p>
          </table:table-cell>
          <table:table-cell table:formula="of:=CONCATENATE(&quot;S &quot;;[.A259];&quot; M USD XUSA XCBO&quot;)" office:value-type="string" office:string-value="S XONE M USD XUSA XCBO">
            <text:p>S XONE M USD XUSA XCBO</text:p>
          </table:table-cell>
        </table:table-row>
        <table:table-row table:style-name="ro1">
          <table:table-cell office:value-type="string">
            <text:p>EPB</text:p>
          </table:table-cell>
          <table:table-cell table:formula="of:=CONCATENATE(&quot;S &quot;;[.A260];&quot; M USD XUSA XCBO&quot;)" office:value-type="string" office:string-value="S EPB M USD XUSA XCBO">
            <text:p>S EPB M USD XUSA XCBO</text:p>
          </table:table-cell>
        </table:table-row>
        <table:table-row table:style-name="ro1">
          <table:table-cell office:value-type="string">
            <text:p>ACM</text:p>
          </table:table-cell>
          <table:table-cell table:formula="of:=CONCATENATE(&quot;S &quot;;[.A261];&quot; M USD XUSA XCBO&quot;)" office:value-type="string" office:string-value="S ACM M USD XUSA XCBO">
            <text:p>S ACM M USD XUSA XCBO</text:p>
          </table:table-cell>
        </table:table-row>
        <table:table-row table:style-name="ro1">
          <table:table-cell office:value-type="string">
            <text:p>HOMB</text:p>
          </table:table-cell>
          <table:table-cell table:formula="of:=CONCATENATE(&quot;S &quot;;[.A262];&quot; M USD XUSA XCBO&quot;)" office:value-type="string" office:string-value="S HOMB M USD XUSA XCBO">
            <text:p>S HOMB M USD XUSA XCBO</text:p>
          </table:table-cell>
        </table:table-row>
        <table:table-row table:style-name="ro1">
          <table:table-cell office:value-type="string">
            <text:p>DKL</text:p>
          </table:table-cell>
          <table:table-cell table:formula="of:=CONCATENATE(&quot;S &quot;;[.A263];&quot; M USD XUSA XCBO&quot;)" office:value-type="string" office:string-value="S DKL M USD XUSA XCBO">
            <text:p>S DKL M USD XUSA XCBO</text:p>
          </table:table-cell>
        </table:table-row>
        <table:table-row table:style-name="ro1">
          <table:table-cell office:value-type="string">
            <text:p>FCN</text:p>
          </table:table-cell>
          <table:table-cell table:formula="of:=CONCATENATE(&quot;S &quot;;[.A264];&quot; M USD XUSA XCBO&quot;)" office:value-type="string" office:string-value="S FCN M USD XUSA XCBO">
            <text:p>S FCN M USD XUSA XCBO</text:p>
          </table:table-cell>
        </table:table-row>
        <table:table-row table:style-name="ro1">
          <table:table-cell office:value-type="string">
            <text:p>HAE</text:p>
          </table:table-cell>
          <table:table-cell table:formula="of:=CONCATENATE(&quot;S &quot;;[.A265];&quot; M USD XUSA XCBO&quot;)" office:value-type="string" office:string-value="S HAE M USD XUSA XCBO">
            <text:p>S HAE M USD XUSA XCBO</text:p>
          </table:table-cell>
        </table:table-row>
        <table:table-row table:style-name="ro1">
          <table:table-cell office:value-type="string">
            <text:p>ATHM</text:p>
          </table:table-cell>
          <table:table-cell table:formula="of:=CONCATENATE(&quot;S &quot;;[.A266];&quot; M USD XUSA XCBO&quot;)" office:value-type="string" office:string-value="S ATHM M USD XUSA XCBO">
            <text:p>S ATHM M USD XUSA XCBO</text:p>
          </table:table-cell>
        </table:table-row>
        <table:table-row table:style-name="ro1">
          <table:table-cell office:value-type="string">
            <text:p>HMC</text:p>
          </table:table-cell>
          <table:table-cell table:formula="of:=CONCATENATE(&quot;S &quot;;[.A267];&quot; M USD XUSA XCBO&quot;)" office:value-type="string" office:string-value="S HMC M USD XUSA XCBO">
            <text:p>S HMC M USD XUSA XCBO</text:p>
          </table:table-cell>
        </table:table-row>
        <table:table-row table:style-name="ro1">
          <table:table-cell office:value-type="string">
            <text:p>CQP</text:p>
          </table:table-cell>
          <table:table-cell table:formula="of:=CONCATENATE(&quot;S &quot;;[.A268];&quot; M USD XUSA XCBO&quot;)" office:value-type="string" office:string-value="S CQP M USD XUSA XCBO">
            <text:p>S CQP M USD XUSA XCBO</text:p>
          </table:table-cell>
        </table:table-row>
        <table:table-row table:style-name="ro1">
          <table:table-cell office:value-type="string">
            <text:p>BKU</text:p>
          </table:table-cell>
          <table:table-cell table:formula="of:=CONCATENATE(&quot;S &quot;;[.A269];&quot; M USD XUSA XCBO&quot;)" office:value-type="string" office:string-value="S BKU M USD XUSA XCBO">
            <text:p>S BKU M USD XUSA XCBO</text:p>
          </table:table-cell>
        </table:table-row>
        <table:table-row table:style-name="ro1">
          <table:table-cell office:value-type="string">
            <text:p>HNT</text:p>
          </table:table-cell>
          <table:table-cell table:formula="of:=CONCATENATE(&quot;S &quot;;[.A270];&quot; M USD XUSA XCBO&quot;)" office:value-type="string" office:string-value="S HNT M USD XUSA XCBO">
            <text:p>S HNT M USD XUSA XCBO</text:p>
          </table:table-cell>
        </table:table-row>
        <table:table-row table:style-name="ro1">
          <table:table-cell office:value-type="string">
            <text:p>AAT</text:p>
          </table:table-cell>
          <table:table-cell table:formula="of:=CONCATENATE(&quot;S &quot;;[.A271];&quot; M USD XUSA XCBO&quot;)" office:value-type="string" office:string-value="S AAT M USD XUSA XCBO">
            <text:p>S AAT M USD XUSA XCBO</text:p>
          </table:table-cell>
        </table:table-row>
        <table:table-row table:style-name="ro1">
          <table:table-cell office:value-type="string">
            <text:p>FCX</text:p>
          </table:table-cell>
          <table:table-cell table:formula="of:=CONCATENATE(&quot;S &quot;;[.A272];&quot; M USD XUSA XCBO&quot;)" office:value-type="string" office:string-value="S FCX M USD XUSA XCBO">
            <text:p>S FCX M USD XUSA XCBO</text:p>
          </table:table-cell>
        </table:table-row>
        <table:table-row table:style-name="ro1">
          <table:table-cell office:value-type="string">
            <text:p>ATMI</text:p>
          </table:table-cell>
          <table:table-cell table:formula="of:=CONCATENATE(&quot;S &quot;;[.A273];&quot; M USD XUSA XCBO&quot;)" office:value-type="string" office:string-value="S ATMI M USD XUSA XCBO">
            <text:p>S ATMI M USD XUSA XCBO</text:p>
          </table:table-cell>
        </table:table-row>
        <table:table-row table:style-name="ro1">
          <table:table-cell office:value-type="string">
            <text:p>BWC</text:p>
          </table:table-cell>
          <table:table-cell table:formula="of:=CONCATENATE(&quot;S &quot;;[.A274];&quot; M USD XUSA XCBO&quot;)" office:value-type="string" office:string-value="S BWC M USD XUSA XCBO">
            <text:p>S BWC M USD XUSA XCBO</text:p>
          </table:table-cell>
        </table:table-row>
        <table:table-row table:style-name="ro1">
          <table:table-cell office:value-type="string">
            <text:p>DSW</text:p>
          </table:table-cell>
          <table:table-cell table:formula="of:=CONCATENATE(&quot;S &quot;;[.A275];&quot; M USD XUSA XCBO&quot;)" office:value-type="string" office:string-value="S DSW M USD XUSA XCBO">
            <text:p>S DSW M USD XUSA XCBO</text:p>
          </table:table-cell>
        </table:table-row>
        <table:table-row table:style-name="ro1">
          <table:table-cell office:value-type="string">
            <text:p>CRAY</text:p>
          </table:table-cell>
          <table:table-cell table:formula="of:=CONCATENATE(&quot;S &quot;;[.A276];&quot; M USD XUSA XCBO&quot;)" office:value-type="string" office:string-value="S CRAY M USD XUSA XCBO">
            <text:p>S CRAY M USD XUSA XCBO</text:p>
          </table:table-cell>
        </table:table-row>
        <table:table-row table:style-name="ro1">
          <table:table-cell office:value-type="string">
            <text:p>ALTR</text:p>
          </table:table-cell>
          <table:table-cell table:formula="of:=CONCATENATE(&quot;S &quot;;[.A277];&quot; M USD XUSA XCBO&quot;)" office:value-type="string" office:string-value="S ALTR M USD XUSA XCBO">
            <text:p>S ALTR M USD XUSA XCBO</text:p>
          </table:table-cell>
        </table:table-row>
        <table:table-row table:style-name="ro1">
          <table:table-cell office:value-type="string">
            <text:p>GIB</text:p>
          </table:table-cell>
          <table:table-cell table:formula="of:=CONCATENATE(&quot;S &quot;;[.A278];&quot; M USD XUSA XCBO&quot;)" office:value-type="string" office:string-value="S GIB M USD XUSA XCBO">
            <text:p>S GIB M USD XUSA XCBO</text:p>
          </table:table-cell>
        </table:table-row>
        <table:table-row table:style-name="ro1">
          <table:table-cell office:value-type="string">
            <text:p>ERJ</text:p>
          </table:table-cell>
          <table:table-cell table:formula="of:=CONCATENATE(&quot;S &quot;;[.A279];&quot; M USD XUSA XCBO&quot;)" office:value-type="string" office:string-value="S ERJ M USD XUSA XCBO">
            <text:p>S ERJ M USD XUSA XCBO</text:p>
          </table:table-cell>
        </table:table-row>
        <table:table-row table:style-name="ro1">
          <table:table-cell office:value-type="string">
            <text:p>GM</text:p>
          </table:table-cell>
          <table:table-cell table:formula="of:=CONCATENATE(&quot;S &quot;;[.A280];&quot; M USD XUSA XCBO&quot;)" office:value-type="string" office:string-value="S GM M USD XUSA XCBO">
            <text:p>S GM M USD XUSA XCBO</text:p>
          </table:table-cell>
        </table:table-row>
        <table:table-row table:style-name="ro1">
          <table:table-cell office:value-type="string">
            <text:p>FE</text:p>
          </table:table-cell>
          <table:table-cell table:formula="of:=CONCATENATE(&quot;S &quot;;[.A281];&quot; M USD XUSA XCBO&quot;)" office:value-type="string" office:string-value="S FE M USD XUSA XCBO">
            <text:p>S FE M USD XUSA XCBO</text:p>
          </table:table-cell>
        </table:table-row>
        <table:table-row table:style-name="ro1">
          <table:table-cell office:value-type="string">
            <text:p>HLS</text:p>
          </table:table-cell>
          <table:table-cell table:formula="of:=CONCATENATE(&quot;S &quot;;[.A282];&quot; M USD XUSA XCBO&quot;)" office:value-type="string" office:string-value="S HLS M USD XUSA XCBO">
            <text:p>S HLS M USD XUSA XCBO</text:p>
          </table:table-cell>
        </table:table-row>
        <table:table-row table:style-name="ro1">
          <table:table-cell office:value-type="string">
            <text:p>FWLT</text:p>
          </table:table-cell>
          <table:table-cell table:formula="of:=CONCATENATE(&quot;S &quot;;[.A283];&quot; M USD XUSA XCBO&quot;)" office:value-type="string" office:string-value="S FWLT M USD XUSA XCBO">
            <text:p>S FWLT M USD XUSA XCBO</text:p>
          </table:table-cell>
        </table:table-row>
        <table:table-row table:style-name="ro1">
          <table:table-cell office:value-type="string">
            <text:p>DBJP</text:p>
          </table:table-cell>
          <table:table-cell table:formula="of:=CONCATENATE(&quot;S &quot;;[.A284];&quot; M USD XUSA XCBO&quot;)" office:value-type="string" office:string-value="S DBJP M USD XUSA XCBO">
            <text:p>S DBJP M USD XUSA XCBO</text:p>
          </table:table-cell>
        </table:table-row>
        <table:table-row table:style-name="ro1">
          <table:table-cell office:value-type="string">
            <text:p>FMS</text:p>
          </table:table-cell>
          <table:table-cell table:formula="of:=CONCATENATE(&quot;S &quot;;[.A285];&quot; M USD XUSA XCBO&quot;)" office:value-type="string" office:string-value="S FMS M USD XUSA XCBO">
            <text:p>S FMS M USD XUSA XCBO</text:p>
          </table:table-cell>
        </table:table-row>
        <table:table-row table:style-name="ro1">
          <table:table-cell office:value-type="string">
            <text:p>ESE</text:p>
          </table:table-cell>
          <table:table-cell table:formula="of:=CONCATENATE(&quot;S &quot;;[.A286];&quot; M USD XUSA XCBO&quot;)" office:value-type="string" office:string-value="S ESE M USD XUSA XCBO">
            <text:p>S ESE M USD XUSA XCBO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CONCATENATE(&quot;S &quot;;[.A287];&quot; M USD XUSA XCBO&quot;)" office:value-type="string" office:string-value="S T M USD XUSA XCBO">
            <text:p>S T M USD XUSA XCBO</text:p>
          </table:table-cell>
        </table:table-row>
        <table:table-row table:style-name="ro1">
          <table:table-cell office:value-type="string">
            <text:p>ATU</text:p>
          </table:table-cell>
          <table:table-cell table:formula="of:=CONCATENATE(&quot;S &quot;;[.A288];&quot; M USD XUSA XCBO&quot;)" office:value-type="string" office:string-value="S ATU M USD XUSA XCBO">
            <text:p>S ATU M USD XUSA XCBO</text:p>
          </table:table-cell>
        </table:table-row>
        <table:table-row table:style-name="ro1">
          <table:table-cell office:value-type="string">
            <text:p>CTL</text:p>
          </table:table-cell>
          <table:table-cell table:formula="of:=CONCATENATE(&quot;S &quot;;[.A289];&quot; M USD XUSA XCBO&quot;)" office:value-type="string" office:string-value="S CTL M USD XUSA XCBO">
            <text:p>S CTL M USD XUSA XCBO</text:p>
          </table:table-cell>
        </table:table-row>
        <table:table-row table:style-name="ro1">
          <table:table-cell office:value-type="string">
            <text:p>IDCC</text:p>
          </table:table-cell>
          <table:table-cell table:formula="of:=CONCATENATE(&quot;S &quot;;[.A290];&quot; M USD XUSA XCBO&quot;)" office:value-type="string" office:string-value="S IDCC M USD XUSA XCBO">
            <text:p>S IDCC M USD XUSA XCBO</text:p>
          </table:table-cell>
        </table:table-row>
        <table:table-row table:style-name="ro1">
          <table:table-cell office:value-type="string">
            <text:p>DXCM</text:p>
          </table:table-cell>
          <table:table-cell table:formula="of:=CONCATENATE(&quot;S &quot;;[.A291];&quot; M USD XUSA XCBO&quot;)" office:value-type="string" office:string-value="S DXCM M USD XUSA XCBO">
            <text:p>S DXCM M USD XUSA XCBO</text:p>
          </table:table-cell>
        </table:table-row>
        <table:table-row table:style-name="ro1">
          <table:table-cell office:value-type="string">
            <text:p>CATM</text:p>
          </table:table-cell>
          <table:table-cell table:formula="of:=CONCATENATE(&quot;S &quot;;[.A292];&quot; M USD XUSA XCBO&quot;)" office:value-type="string" office:string-value="S CATM M USD XUSA XCBO">
            <text:p>S CATM M USD XUSA XCBO</text:p>
          </table:table-cell>
        </table:table-row>
        <table:table-row table:style-name="ro1">
          <table:table-cell office:value-type="string">
            <text:p>CG</text:p>
          </table:table-cell>
          <table:table-cell table:formula="of:=CONCATENATE(&quot;S &quot;;[.A293];&quot; M USD XUSA XCBO&quot;)" office:value-type="string" office:string-value="S CG M USD XUSA XCBO">
            <text:p>S CG M USD XUSA XCBO</text:p>
          </table:table-cell>
        </table:table-row>
        <table:table-row table:style-name="ro1">
          <table:table-cell office:value-type="string">
            <text:p>HBHC</text:p>
          </table:table-cell>
          <table:table-cell table:formula="of:=CONCATENATE(&quot;S &quot;;[.A294];&quot; M USD XUSA XCBO&quot;)" office:value-type="string" office:string-value="S HBHC M USD XUSA XCBO">
            <text:p>S HBHC M USD XUSA XCBO</text:p>
          </table:table-cell>
        </table:table-row>
        <table:table-row table:style-name="ro1">
          <table:table-cell office:value-type="string">
            <text:p>APEI</text:p>
          </table:table-cell>
          <table:table-cell table:formula="of:=CONCATENATE(&quot;S &quot;;[.A295];&quot; M USD XUSA XCBO&quot;)" office:value-type="string" office:string-value="S APEI M USD XUSA XCBO">
            <text:p>S APEI M USD XUSA XCBO</text:p>
          </table:table-cell>
        </table:table-row>
        <table:table-row table:style-name="ro1">
          <table:table-cell office:value-type="string">
            <text:p>HIG</text:p>
          </table:table-cell>
          <table:table-cell table:formula="of:=CONCATENATE(&quot;S &quot;;[.A296];&quot; M USD XUSA XCBO&quot;)" office:value-type="string" office:string-value="S HIG M USD XUSA XCBO">
            <text:p>S HIG M USD XUSA XCBO</text:p>
          </table:table-cell>
        </table:table-row>
        <table:table-row table:style-name="ro1">
          <table:table-cell office:value-type="string">
            <text:p>NILE</text:p>
          </table:table-cell>
          <table:table-cell table:formula="of:=CONCATENATE(&quot;S &quot;;[.A297];&quot; M USD XUSA XCBO&quot;)" office:value-type="string" office:string-value="S NILE M USD XUSA XCBO">
            <text:p>S NILE M USD XUSA XCBO</text:p>
          </table:table-cell>
        </table:table-row>
        <table:table-row table:style-name="ro1">
          <table:table-cell office:value-type="string">
            <text:p>ACOR</text:p>
          </table:table-cell>
          <table:table-cell table:formula="of:=CONCATENATE(&quot;S &quot;;[.A298];&quot; M USD XUSA XCBO&quot;)" office:value-type="string" office:string-value="S ACOR M USD XUSA XCBO">
            <text:p>S ACOR M USD XUSA XCBO</text:p>
          </table:table-cell>
        </table:table-row>
        <table:table-row table:style-name="ro1">
          <table:table-cell office:value-type="string">
            <text:p>HECO</text:p>
          </table:table-cell>
          <table:table-cell table:formula="of:=CONCATENATE(&quot;S &quot;;[.A299];&quot; M USD XUSA XCBO&quot;)" office:value-type="string" office:string-value="S HECO M USD XUSA XCBO">
            <text:p>S HECO M USD XUSA XCBO</text:p>
          </table:table-cell>
        </table:table-row>
        <table:table-row table:style-name="ro1">
          <table:table-cell office:value-type="string">
            <text:p>CCOI</text:p>
          </table:table-cell>
          <table:table-cell table:formula="of:=CONCATENATE(&quot;S &quot;;[.A300];&quot; M USD XUSA XCBO&quot;)" office:value-type="string" office:string-value="S CCOI M USD XUSA XCBO">
            <text:p>S CCOI M USD XUSA XCBO</text:p>
          </table:table-cell>
        </table:table-row>
        <table:table-row table:style-name="ro1">
          <table:table-cell office:value-type="string">
            <text:p>CMN</text:p>
          </table:table-cell>
          <table:table-cell table:formula="of:=CONCATENATE(&quot;S &quot;;[.A301];&quot; M USD XUSA XCBO&quot;)" office:value-type="string" office:string-value="S CMN M USD XUSA XCBO">
            <text:p>S CMN M USD XUSA XCBO</text:p>
          </table:table-cell>
        </table:table-row>
        <table:table-row table:style-name="ro1">
          <table:table-cell office:value-type="string">
            <text:p>HUSE</text:p>
          </table:table-cell>
          <table:table-cell table:formula="of:=CONCATENATE(&quot;S &quot;;[.A302];&quot; M USD XUSA XCBO&quot;)" office:value-type="string" office:string-value="S HUSE M USD XUSA XCBO">
            <text:p>S HUSE M USD XUSA XCBO</text:p>
          </table:table-cell>
        </table:table-row>
        <table:table-row table:style-name="ro1">
          <table:table-cell office:value-type="string">
            <text:p>AVAV</text:p>
          </table:table-cell>
          <table:table-cell table:formula="of:=CONCATENATE(&quot;S &quot;;[.A303];&quot; M USD XUSA XCBO&quot;)" office:value-type="string" office:string-value="S AVAV M USD XUSA XCBO">
            <text:p>S AVAV M USD XUSA XCBO</text:p>
          </table:table-cell>
        </table:table-row>
        <table:table-row table:style-name="ro1">
          <table:table-cell office:value-type="string">
            <text:p>FEP</text:p>
          </table:table-cell>
          <table:table-cell table:formula="of:=CONCATENATE(&quot;S &quot;;[.A304];&quot; M USD XUSA XCBO&quot;)" office:value-type="string" office:string-value="S FEP M USD XUSA XCBO">
            <text:p>S FEP M USD XUSA XCBO</text:p>
          </table:table-cell>
        </table:table-row>
        <table:table-row table:style-name="ro1">
          <table:table-cell office:value-type="string">
            <text:p>CGNX</text:p>
          </table:table-cell>
          <table:table-cell table:formula="of:=CONCATENATE(&quot;S &quot;;[.A305];&quot; M USD XUSA XCBO&quot;)" office:value-type="string" office:string-value="S CGNX M USD XUSA XCBO">
            <text:p>S CGNX M USD XUSA XCBO</text:p>
          </table:table-cell>
        </table:table-row>
        <table:table-row table:style-name="ro1">
          <table:table-cell office:value-type="string">
            <text:p>FORR</text:p>
          </table:table-cell>
          <table:table-cell table:formula="of:=CONCATENATE(&quot;S &quot;;[.A306];&quot; M USD XUSA XCBO&quot;)" office:value-type="string" office:string-value="S FORR M USD XUSA XCBO">
            <text:p>S FORR M USD XUSA XCBO</text:p>
          </table:table-cell>
        </table:table-row>
        <table:table-row table:style-name="ro1">
          <table:table-cell office:value-type="string">
            <text:p>AAWW</text:p>
          </table:table-cell>
          <table:table-cell table:formula="of:=CONCATENATE(&quot;S &quot;;[.A307];&quot; M USD XUSA XCBO&quot;)" office:value-type="string" office:string-value="S AAWW M USD XUSA XCBO">
            <text:p>S AAWW M USD XUSA XCBO</text:p>
          </table:table-cell>
        </table:table-row>
        <table:table-row table:style-name="ro1">
          <table:table-cell office:value-type="string">
            <text:p>GUNR</text:p>
          </table:table-cell>
          <table:table-cell table:formula="of:=CONCATENATE(&quot;S &quot;;[.A308];&quot; M USD XUSA XCBO&quot;)" office:value-type="string" office:string-value="S GUNR M USD XUSA XCBO">
            <text:p>S GUNR M USD XUSA XCBO</text:p>
          </table:table-cell>
        </table:table-row>
        <table:table-row table:style-name="ro1">
          <table:table-cell office:value-type="string">
            <text:p>BNNY</text:p>
          </table:table-cell>
          <table:table-cell table:formula="of:=CONCATENATE(&quot;S &quot;;[.A309];&quot; M USD XUSA XCBO&quot;)" office:value-type="string" office:string-value="S BNNY M USD XUSA XCBO">
            <text:p>S BNNY M USD XUSA XCBO</text:p>
          </table:table-cell>
        </table:table-row>
        <table:table-row table:style-name="ro1">
          <table:table-cell office:value-type="string">
            <text:p>AGM</text:p>
          </table:table-cell>
          <table:table-cell table:formula="of:=CONCATENATE(&quot;S &quot;;[.A310];&quot; M USD XUSA XCBO&quot;)" office:value-type="string" office:string-value="S AGM M USD XUSA XCBO">
            <text:p>S AGM M USD XUSA XCBO</text:p>
          </table:table-cell>
        </table:table-row>
        <table:table-row table:style-name="ro1">
          <table:table-cell office:value-type="string">
            <text:p>NUGT</text:p>
          </table:table-cell>
          <table:table-cell table:formula="of:=CONCATENATE(&quot;S &quot;;[.A311];&quot; M USD XUSA XCBO&quot;)" office:value-type="string" office:string-value="S NUGT M USD XUSA XCBO">
            <text:p>S NUGT M USD XUSA XCBO</text:p>
          </table:table-cell>
        </table:table-row>
        <table:table-row table:style-name="ro1">
          <table:table-cell office:value-type="string">
            <text:p>EGBN</text:p>
          </table:table-cell>
          <table:table-cell table:formula="of:=CONCATENATE(&quot;S &quot;;[.A312];&quot; M USD XUSA XCBO&quot;)" office:value-type="string" office:string-value="S EGBN M USD XUSA XCBO">
            <text:p>S EGBN M USD XUSA XCBO</text:p>
          </table:table-cell>
        </table:table-row>
        <table:table-row table:style-name="ro1">
          <table:table-cell office:value-type="string">
            <text:p>ALR</text:p>
          </table:table-cell>
          <table:table-cell table:formula="of:=CONCATENATE(&quot;S &quot;;[.A313];&quot; M USD XUSA XCBO&quot;)" office:value-type="string" office:string-value="S ALR M USD XUSA XCBO">
            <text:p>S ALR M USD XUSA XCBO</text:p>
          </table:table-cell>
        </table:table-row>
        <table:table-row table:style-name="ro1">
          <table:table-cell office:value-type="string">
            <text:p>EWBC</text:p>
          </table:table-cell>
          <table:table-cell table:formula="of:=CONCATENATE(&quot;S &quot;;[.A314];&quot; M USD XUSA XCBO&quot;)" office:value-type="string" office:string-value="S EWBC M USD XUSA XCBO">
            <text:p>S EWBC M USD XUSA XCBO</text:p>
          </table:table-cell>
        </table:table-row>
        <table:table-row table:style-name="ro1">
          <table:table-cell office:value-type="string">
            <text:p>CPRT</text:p>
          </table:table-cell>
          <table:table-cell table:formula="of:=CONCATENATE(&quot;S &quot;;[.A315];&quot; M USD XUSA XCBO&quot;)" office:value-type="string" office:string-value="S CPRT M USD XUSA XCBO">
            <text:p>S CPRT M USD XUSA XCBO</text:p>
          </table:table-cell>
        </table:table-row>
        <table:table-row table:style-name="ro1">
          <table:table-cell office:value-type="string">
            <text:p>HSH</text:p>
          </table:table-cell>
          <table:table-cell table:formula="of:=CONCATENATE(&quot;S &quot;;[.A316];&quot; M USD XUSA XCBO&quot;)" office:value-type="string" office:string-value="S HSH M USD XUSA XCBO">
            <text:p>S HSH M USD XUSA XCBO</text:p>
          </table:table-cell>
        </table:table-row>
        <table:table-row table:style-name="ro1">
          <table:table-cell office:value-type="string">
            <text:p>CRMT</text:p>
          </table:table-cell>
          <table:table-cell table:formula="of:=CONCATENATE(&quot;S &quot;;[.A317];&quot; M USD XUSA XCBO&quot;)" office:value-type="string" office:string-value="S CRMT M USD XUSA XCBO">
            <text:p>S CRMT M USD XUSA XCBO</text:p>
          </table:table-cell>
        </table:table-row>
        <table:table-row table:style-name="ro1">
          <table:table-cell office:value-type="string">
            <text:p>RDEN</text:p>
          </table:table-cell>
          <table:table-cell table:formula="of:=CONCATENATE(&quot;S &quot;;[.A318];&quot; M USD XUSA XCBO&quot;)" office:value-type="string" office:string-value="S RDEN M USD XUSA XCBO">
            <text:p>S RDEN M USD XUSA XCBO</text:p>
          </table:table-cell>
        </table:table-row>
        <table:table-row table:style-name="ro1">
          <table:table-cell office:value-type="string">
            <text:p>EXC</text:p>
          </table:table-cell>
          <table:table-cell table:formula="of:=CONCATENATE(&quot;S &quot;;[.A319];&quot; M USD XUSA XCBO&quot;)" office:value-type="string" office:string-value="S EXC M USD XUSA XCBO">
            <text:p>S EXC M USD XUSA XCBO</text:p>
          </table:table-cell>
        </table:table-row>
        <table:table-row table:style-name="ro1">
          <table:table-cell office:value-type="string">
            <text:p>BECN</text:p>
          </table:table-cell>
          <table:table-cell table:formula="of:=CONCATENATE(&quot;S &quot;;[.A320];&quot; M USD XUSA XCBO&quot;)" office:value-type="string" office:string-value="S BECN M USD XUSA XCBO">
            <text:p>S BECN M USD XUSA XCBO</text:p>
          </table:table-cell>
        </table:table-row>
        <table:table-row table:style-name="ro1">
          <table:table-cell office:value-type="string">
            <text:p>TFM</text:p>
          </table:table-cell>
          <table:table-cell table:formula="of:=CONCATENATE(&quot;S &quot;;[.A321];&quot; M USD XUSA XCBO&quot;)" office:value-type="string" office:string-value="S TFM M USD XUSA XCBO">
            <text:p>S TFM M USD XUSA XCBO</text:p>
          </table:table-cell>
        </table:table-row>
        <table:table-row table:style-name="ro1">
          <table:table-cell office:value-type="string">
            <text:p>BITA</text:p>
          </table:table-cell>
          <table:table-cell table:formula="of:=CONCATENATE(&quot;S &quot;;[.A322];&quot; M USD XUSA XCBO&quot;)" office:value-type="string" office:string-value="S BITA M USD XUSA XCBO">
            <text:p>S BITA M USD XUSA XCBO</text:p>
          </table:table-cell>
        </table:table-row>
        <table:table-row table:style-name="ro1">
          <table:table-cell office:value-type="string">
            <text:p>EE</text:p>
          </table:table-cell>
          <table:table-cell table:formula="of:=CONCATENATE(&quot;S &quot;;[.A323];&quot; M USD XUSA XCBO&quot;)" office:value-type="string" office:string-value="S EE M USD XUSA XCBO">
            <text:p>S EE M USD XUSA XCBO</text:p>
          </table:table-cell>
        </table:table-row>
        <table:table-row table:style-name="ro1">
          <table:table-cell office:value-type="string">
            <text:p>EC</text:p>
          </table:table-cell>
          <table:table-cell table:formula="of:=CONCATENATE(&quot;S &quot;;[.A324];&quot; M USD XUSA XCBO&quot;)" office:value-type="string" office:string-value="S EC M USD XUSA XCBO">
            <text:p>S EC M USD XUSA XCBO</text:p>
          </table:table-cell>
        </table:table-row>
        <table:table-row table:style-name="ro1">
          <table:table-cell office:value-type="string">
            <text:p>FXG</text:p>
          </table:table-cell>
          <table:table-cell table:formula="of:=CONCATENATE(&quot;S &quot;;[.A325];&quot; M USD XUSA XCBO&quot;)" office:value-type="string" office:string-value="S FXG M USD XUSA XCBO">
            <text:p>S FXG M USD XUSA XCBO</text:p>
          </table:table-cell>
        </table:table-row>
        <table:table-row table:style-name="ro1">
          <table:table-cell office:value-type="string">
            <text:p>QQEW</text:p>
          </table:table-cell>
          <table:table-cell table:formula="of:=CONCATENATE(&quot;S &quot;;[.A326];&quot; M USD XUSA XCBO&quot;)" office:value-type="string" office:string-value="S QQEW M USD XUSA XCBO">
            <text:p>S QQEW M USD XUSA XCBO</text:p>
          </table:table-cell>
        </table:table-row>
        <table:table-row table:style-name="ro1">
          <table:table-cell office:value-type="string">
            <text:p>EVEP</text:p>
          </table:table-cell>
          <table:table-cell table:formula="of:=CONCATENATE(&quot;S &quot;;[.A327];&quot; M USD XUSA XCBO&quot;)" office:value-type="string" office:string-value="S EVEP M USD XUSA XCBO">
            <text:p>S EVEP M USD XUSA XCBO</text:p>
          </table:table-cell>
        </table:table-row>
        <table:table-row table:style-name="ro1">
          <table:table-cell office:value-type="string">
            <text:p>AL</text:p>
          </table:table-cell>
          <table:table-cell table:formula="of:=CONCATENATE(&quot;S &quot;;[.A328];&quot; M USD XUSA XCBO&quot;)" office:value-type="string" office:string-value="S AL M USD XUSA XCBO">
            <text:p>S AL M USD XUSA XCBO</text:p>
          </table:table-cell>
        </table:table-row>
        <table:table-row table:style-name="ro1">
          <table:table-cell office:value-type="string">
            <text:p>DAL</text:p>
          </table:table-cell>
          <table:table-cell table:formula="of:=CONCATENATE(&quot;S &quot;;[.A329];&quot; M USD XUSA XCBO&quot;)" office:value-type="string" office:string-value="S DAL M USD XUSA XCBO">
            <text:p>S DAL M USD XUSA XCBO</text:p>
          </table:table-cell>
        </table:table-row>
        <table:table-row table:style-name="ro1">
          <table:table-cell office:value-type="string">
            <text:p>HCI</text:p>
          </table:table-cell>
          <table:table-cell table:formula="of:=CONCATENATE(&quot;S &quot;;[.A330];&quot; M USD XUSA XCBO&quot;)" office:value-type="string" office:string-value="S HCI M USD XUSA XCBO">
            <text:p>S HCI M USD XUSA XCBO</text:p>
          </table:table-cell>
        </table:table-row>
        <table:table-row table:style-name="ro1">
          <table:table-cell office:value-type="string">
            <text:p>IGTE</text:p>
          </table:table-cell>
          <table:table-cell table:formula="of:=CONCATENATE(&quot;S &quot;;[.A331];&quot; M USD XUSA XCBO&quot;)" office:value-type="string" office:string-value="S IGTE M USD XUSA XCBO">
            <text:p>S IGTE M USD XUSA XCBO</text:p>
          </table:table-cell>
        </table:table-row>
        <table:table-row table:style-name="ro1">
          <table:table-cell office:value-type="string">
            <text:p>HRC</text:p>
          </table:table-cell>
          <table:table-cell table:formula="of:=CONCATENATE(&quot;S &quot;;[.A332];&quot; M USD XUSA XCBO&quot;)" office:value-type="string" office:string-value="S HRC M USD XUSA XCBO">
            <text:p>S HRC M USD XUSA XCBO</text:p>
          </table:table-cell>
        </table:table-row>
        <table:table-row table:style-name="ro1">
          <table:table-cell office:value-type="string">
            <text:p>CSOD</text:p>
          </table:table-cell>
          <table:table-cell table:formula="of:=CONCATENATE(&quot;S &quot;;[.A333];&quot; M USD XUSA XCBO&quot;)" office:value-type="string" office:string-value="S CSOD M USD XUSA XCBO">
            <text:p>S CSOD M USD XUSA XCBO</text:p>
          </table:table-cell>
        </table:table-row>
        <table:table-row table:style-name="ro1">
          <table:table-cell office:value-type="string">
            <text:p>AWAY</text:p>
          </table:table-cell>
          <table:table-cell table:formula="of:=CONCATENATE(&quot;S &quot;;[.A334];&quot; M USD XUSA XCBO&quot;)" office:value-type="string" office:string-value="S AWAY M USD XUSA XCBO">
            <text:p>S AWAY M USD XUSA XCBO</text:p>
          </table:table-cell>
        </table:table-row>
        <table:table-row table:style-name="ro1">
          <table:table-cell office:value-type="string">
            <text:p>EXAM</text:p>
          </table:table-cell>
          <table:table-cell table:formula="of:=CONCATENATE(&quot;S &quot;;[.A335];&quot; M USD XUSA XCBO&quot;)" office:value-type="string" office:string-value="S EXAM M USD XUSA XCBO">
            <text:p>S EXAM M USD XUSA XCBO</text:p>
          </table:table-cell>
        </table:table-row>
        <table:table-row table:style-name="ro1">
          <table:table-cell office:value-type="string">
            <text:p>QTEC</text:p>
          </table:table-cell>
          <table:table-cell table:formula="of:=CONCATENATE(&quot;S &quot;;[.A336];&quot; M USD XUSA XCBO&quot;)" office:value-type="string" office:string-value="S QTEC M USD XUSA XCBO">
            <text:p>S QTEC M USD XUSA XCBO</text:p>
          </table:table-cell>
        </table:table-row>
        <table:table-row table:style-name="ro1">
          <table:table-cell office:value-type="string">
            <text:p>FLIR</text:p>
          </table:table-cell>
          <table:table-cell table:formula="of:=CONCATENATE(&quot;S &quot;;[.A337];&quot; M USD XUSA XCBO&quot;)" office:value-type="string" office:string-value="S FLIR M USD XUSA XCBO">
            <text:p>S FLIR M USD XUSA XCBO</text:p>
          </table:table-cell>
        </table:table-row>
        <table:table-row table:style-name="ro1">
          <table:table-cell office:value-type="string">
            <text:p>EV</text:p>
          </table:table-cell>
          <table:table-cell table:formula="of:=CONCATENATE(&quot;S &quot;;[.A338];&quot; M USD XUSA XCBO&quot;)" office:value-type="string" office:string-value="S EV M USD XUSA XCBO">
            <text:p>S EV M USD XUSA XCBO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25/04/2014</text:date>, <text:time>14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arl</meta:initial-creator>
    <meta:creation-date>2014-04-25T14:38:53.99</meta:creation-date>
    <dc:date>2014-04-25T14:52:28.66</dc:date>
    <dc:creator>bob marl</dc:creator>
    <meta:editing-duration>PT13M34S</meta:editing-duration>
    <meta:editing-cycles>1</meta:editing-cycles>
    <meta:document-statistic meta:table-count="3" meta:cell-count="676" meta:object-count="0"/>
    <meta:generator>OpenOffice/4.0.1$Win32 OpenOffice.org_project/401m5$Build-9714</meta:generator>
  </office:meta>
</office:document-meta>
</file>